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20000002C399507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Lucida Sans Unicode" svg:font-family="'Lucida Sans Unicode'" style:font-pitch="variable"/>
    <style:font-face style:name="Tahoma" svg:font-family="'Tahoma'" style:font-pitch="variable"/>
    <style:font-face style:name="Arial" svg:font-family="'Arial'" style:font-pitch="variable"/>
  </office:font-face-decls>
  <office:automatic-styles>
    <style:style style:name="co0" style:family="table-column">
      <style:table-column-properties fo:break-before="auto" style:column-width="4.717cm"/>
    </style:style>
    <style:style style:name="co1" style:family="table-column">
      <style:table-column-properties fo:break-before="auto" style:column-width="5.117cm"/>
    </style:style>
    <style:style style:name="co2" style:family="table-column">
      <style:table-column-properties fo:break-before="auto" style:column-width="10.931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4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color="#ffffff"/>
    </style:style>
    <style:style style:name="ce2" style:family="table-cell" style:parent-style-name="Default">
      <style:table-cell-properties fo:wrap-option="wrap" fo:background-color="#2323dc" fo:border="0.002cm solid #000000" style:vertical-align="middle"/>
      <style:text-properties fo:color="#ffffff" fo:font-weight="bold"/>
    </style:style>
    <style:style style:name="ce3" style:family="table-cell" style:parent-style-name="Default">
      <style:table-cell-properties fo:wrap-option="wrap" fo:background-color="#99ccff" fo:border="0.002cm solid #000000" style:vertical-align="middle"/>
    </style:style>
    <style:style style:name="ce4" style:family="table-cell" style:parent-style-name="Default">
      <style:table-cell-properties fo:wrap-option="wrap" fo:background-color="#ccffff" fo:border="0.002cm solid #000000" style:vertical-align="middle"/>
    </style:style>
    <style:style style:name="ce4c" style:family="table-cell" style:parent-style-name="Default">
      <style:table-cell-properties fo:wrap-option="wrap" fo:background-color="#ccffff" fo:border="0.06pt double #ff950e" style:vertical-align="middle" style:cell-protect="none" style:border-line-width="0.0008in 0.0138in 0.0008in"/>
      <style:paragraph-properties fo:text-align="center"/>
    </style:style>
    <style:style style:name="ce5" style:family="table-cell" style:parent-style-name="Default">
      <style:table-cell-properties fo:background-color="#2323dc" fo:border="0.002cm solid #000000" style:text-align-source="fix" style:repeat-content="false" style:vertical-align="middle"/>
      <style:paragraph-properties fo:text-align="center" fo:margin-left="0cm"/>
      <style:text-properties fo:color="#ffffff" fo:font-weight="bold"/>
    </style:style>
    <style:style style:name="ce5c" style:family="table-cell" style:parent-style-name="Default">
      <style:table-cell-properties fo:background-color="#2323dc" fo:border="0.06pt double #ff950e" style:text-align-source="fix" style:repeat-content="false" style:vertical-align="middle" style:cell-protect="none" style:border-line-width="0.0008in 0.0138in 0.0008in"/>
      <style:paragraph-properties fo:text-align="center" fo:margin-left="0cm"/>
      <style:text-properties fo:color="#ffffff" fo:font-weight="bold"/>
    </style:style>
    <style:style style:name="ce6" style:family="table-cell" style:parent-style-name="Default">
      <style:table-cell-properties fo:background-color="#99ccff" fo:border="0.002cm solid #000000" style:text-align-source="fix" style:repeat-content="false" style:vertical-align="middle"/>
      <style:paragraph-properties fo:text-align="center" fo:margin-left="0cm"/>
    </style:style>
    <style:style style:name="ce6c" style:family="table-cell" style:parent-style-name="Default">
      <style:table-cell-properties fo:background-color="#99ccff" fo:border="0.06pt double #ff950e" style:text-align-source="fix" style:repeat-content="false" style:vertical-align="middle" style:cell-protect="none" style:border-line-width="0.0008in 0.0138in 0.0008in"/>
      <style:paragraph-properties fo:text-align="center" fo:margin-left="0cm"/>
    </style:style>
    <style:style style:name="ce7" style:family="table-cell" style:parent-style-name="Default">
      <style:table-cell-properties fo:background-color="#ccffff" fo:border="0.002cm solid #0000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02cm solid #000000" style:text-align-source="fix" style:repeat-content="false" style:vertical-align="middle"/>
    </style:style>
    <style:style style:name="ce9" style:family="table-cell" style:parent-style-name="Default">
      <style:table-cell-properties fo:border="0.002cm solid #000000" style:text-align-source="fix" style:repeat-content="false" style:vertical-align="middle"/>
      <style:paragraph-properties fo:text-align="center" fo:margin-left="0cm"/>
    </style:style>
    <style:style style:name="ce9c" style:family="table-cell" style:parent-style-name="Default">
      <style:table-cell-properties fo:border="0.06pt double #ff950e" style:text-align-source="fix" style:repeat-content="false" style:vertical-align="middle" style:cell-protect="none" style:border-line-width="0.0008in 0.0138in 0.0008in"/>
      <style:paragraph-properties fo:text-align="center" fo:margin-left="0cm"/>
    </style:style>
    <style:style style:name="ce10" style:family="table-cell" style:parent-style-name="Default">
      <style:table-cell-properties fo:wrap-option="wrap" style:text-align-source="fix" style:repeat-content="false" style:vertical-align="middle"/>
    </style:style>
    <style:style style:name="ce11" style:family="table-cell" style:parent-style-name="Default">
      <style:table-cell-properties fo:wrap-option="wrap" fo:background-color="#000000" fo:border="0.002cm solid #000000" style:vertical-align="middle"/>
      <style:text-properties fo:color="#ffffff" fo:font-weight="bold"/>
    </style:style>
    <style:style style:name="ce12" style:family="table-cell" style:parent-style-name="Default">
      <style:table-cell-properties fo:wrap-option="wrap" fo:background-color="#000000" fo:border="0.002cm solid #000000" style:vertical-align="middle"/>
      <style:paragraph-properties fo:text-align="center"/>
      <style:text-properties fo:color="#ffffff" fo:font-weight="bold"/>
    </style:style>
    <style:style style:name="ce13" style:family="table-cell" style:parent-style-name="Default">
      <style:table-cell-properties style:vertical-align="middle"/>
      <style:text-properties fo:color="#000000" fo:font-weight="bold"/>
    </style:style>
    <style:style style:name="ce14" style:family="table-cell" style:parent-style-name="Default">
      <style:table-cell-properties style:vertical-align="middle"/>
      <style:text-properties fo:color="#000000" fo:font-weight="bold" fo:font-size="12pt"/>
    </style:style>
    <style:style style:name="ce15" style:family="table-cell" style:parent-style-name="Default">
      <style:table-cell-properties style:vertical-align="middle"/>
      <style:text-properties fo:color="#000000" fo:font-weight="bold" fo:font-size="14pt"/>
    </style:style>
    <style:style style:name="ce16" style:family="table-cell" style:parent-style-name="Default">
      <style:table-cell-properties style:vertical-align="middle"/>
      <style:text-properties fo:color="#000000" fo:font-style="italic"/>
    </style:style>
    <style:style style:name="ce17" style:family="table-cell" style:parent-style-name="Default">
      <style:table-cell-properties style:vertical-align="middle"/>
      <style:text-properties fo:color="#000000"/>
    </style:style>
    <style:style style:name="ce18" style:family="table-cell" style:parent-style-name="Default">
      <style:table-cell-properties style:vertical-align="middle"/>
      <style:text-properties fo:color="#000000" fo:font-weight="bold" style:text-underline-style="solid" style:text-underline-width="auto" style:text-underline-color="font-color"/>
    </style:style>
  </office:automatic-styles>
  <office:body>
    <office:spreadsheet>
      <table:content-validations>
        <table:content-validation table:name="val1" table:condition="oooc:cell-content-is-whole-number() and cell-content()&gt;=0" table:allow-empty-cell="false" table:base-cell-address="B6">
          <table:help-message table:title="" table:display="true">
            <text:p/>
          </table:help-message>
          <table:error-message table:message-type="stop" table:title="" table:display="true">
            <text:p/>
          </table:error-message>
        </table:content-validation>
      </table:content-validations>
      <table:table table:name="Introduction" table:style-name="ta1" table:print="false" table:protected="true">
        <table:table-protection table:select-protected-cells="true" table:select-unprotected-cells="true"/>
        <table:table-column table:style-name="co4" table:default-cell-style-name="ce1"/>
        <table:table-column table:style-name="co0" table:default-cell-style-name="ce1"/>
        <table:table-column table:style-name="co0" table:default-cell-style-name="ce1"/>
        <table:table-column table:style-name="co0" table:default-cell-style-name="ce1"/>
        <table:table-column table:style-name="co0" table:default-cell-style-name="ce1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Introductio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3" office:value-type="string">
            <text:p>Version</text:p>
          </table:table-cell>
          <table:table-cell table:style-name="ce17" office:value-type="string">
            <text:p>1.0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Date</text:p>
          </table:table-cell>
          <table:table-cell table:style-name="ce17" office:value-type="string">
            <text:p>05/03/2019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8" office:value-type="string">
            <text:p>Tabs are organized as follow: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Introduction</text:p>
          </table:table-cell>
          <table:table-cell table:style-name="ce17" office:value-type="string">
            <text:p>This tab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Synthesis</text:p>
          </table:table-cell>
          <table:table-cell table:style-name="ce17" office:value-type="string">
            <text:p>Dynamic comparison of evaluated solutions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Criteria</text:p>
          </table:table-cell>
          <table:table-cell table:style-name="ce17" office:value-type="string">
            <text:p>Explanation of criteria used to evaluate the solutions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C-ICAP </text:p>
          </table:table-cell>
          <table:table-cell table:style-name="ce17" office:value-type="string">
            <text:p>QSOS community evaluation of C-ICAP 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E2Guardian 5</text:p>
          </table:table-cell>
          <table:table-cell table:style-name="ce17" office:value-type="string">
            <text:p>QSOS community evaluation of E2Guardian 5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SquidGuard 1.4</text:p>
          </table:table-cell>
          <table:table-cell table:style-name="ce17" office:value-type="string">
            <text:p>QSOS community evaluation of SquidGuard 1.4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8" office:value-type="string">
            <text:p>NB :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6" office:value-type="string">
            <text:p>This document, except column B (Weight) in the next tab (Synthesis), is protected against modifications,
in order to avoid errors.

To remove this protection please use the menu Tools/Protect Document/Sheet...</text:p>
          </table:table-cell>
          <table:table-cell table:style-name="ce1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8" office:value-type="string">
            <text:p>This document is distributed under the GNU Free Documentation License (http://www.gnu.org/copyleft/fdl.html).
You are free to use and modify it, as long as you share your modifications when you distribute them (contribute on http://www.qsos.org).</text:p>
          </table:table-cell>
          <table:table-cell table:style-name="ce1" table:number-columns-repeated="2"/>
        </table:table-row>
      </table:table>
      <table:table table:name="Synthesis" table:style-name="ta1" table:print="false" table:protected="true">
        <table:table-protection table:select-protected-cells="true" table:select-unprotected-cells="true"/>
        <table:table-column table:style-name="co0" table:default-cell-style-name="ce4"/>
        <table:table-column table:style-name="co4" table:default-cell-style-name="ce7"/>
        <table:table-column table:style-name="co0" table:default-cell-style-name="ce7"/>
        <table:table-column table:style-name="co0" table:default-cell-style-name="ce7"/>
        <table:table-column table:style-name="co0" table:default-cell-style-name="ce7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Synthesis and dynamic compariso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6" office:value-type="string">
            <text:p>You can modify weights of criteria in column B (Weight)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2" office:value-type="string">
            <text:p>Weight</text:p>
          </table:table-cell>
          <table:table-cell table:style-name="ce12" office:value-type="string">
            <text:p>C-ICAP </text:p>
          </table:table-cell>
          <table:table-cell table:style-name="ce12" office:value-type="string">
            <text:p>E2Guardian 5</text:p>
          </table:table-cell>
          <table:table-cell table:style-name="ce12" office:value-type="string">
            <text:p>SquidGuard 1.4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15]"/>
          <table:table-cell table:style-name="ce5" table:formula="oooc:=['E2Guardian 5'.C15]"/>
          <table:table-cell table:style-name="ce5" table:formula="oooc:=['SquidGuard 1.4'.C15]"/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16]"/>
            <table:table-cell table:style-name="ce6" table:formula="oooc:=['E2Guardian 5'.C16]"/>
            <table:table-cell table:style-name="ce6" table:formula="oooc:=['SquidGuard 1.4'.C16]"/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17]"/>
              <table:table-cell table:formula="oooc:=['E2Guardian 5'.C17]"/>
              <table:table-cell table:formula="oooc:=['SquidGuard 1.4'.C17]"/>
            </table:table-row>
            <table:table-row table:style-name="ro1">
              <table:table-cell office:value-type="string" office:value="History">
                <text:p>History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18]"/>
              <table:table-cell table:formula="oooc:=['E2Guardian 5'.C18]"/>
              <table:table-cell table:formula="oooc:=['SquidGuard 1.4'.C18]"/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19]"/>
              <table:table-cell table:formula="oooc:=['E2Guardian 5'.C19]"/>
              <table:table-cell table:formula="oooc:=['SquidGuard 1.4'.C19]"/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0]"/>
              <table:table-cell table:formula="oooc:=['E2Guardian 5'.C20]"/>
              <table:table-cell table:formula="oooc:=['SquidGuard 1.4'.C20]"/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21]"/>
            <table:table-cell table:style-name="ce6" table:formula="oooc:=['E2Guardian 5'.C21]"/>
            <table:table-cell table:style-name="ce6" table:formula="oooc:=['SquidGuard 1.4'.C21]"/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2]"/>
              <table:table-cell table:formula="oooc:=['E2Guardian 5'.C22]"/>
              <table:table-cell table:formula="oooc:=['SquidGuard 1.4'.C22]"/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3]"/>
              <table:table-cell table:formula="oooc:=['E2Guardian 5'.C23]"/>
              <table:table-cell table:formula="oooc:=['SquidGuard 1.4'.C23]"/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4]"/>
              <table:table-cell table:formula="oooc:=['E2Guardian 5'.C24]"/>
              <table:table-cell table:formula="oooc:=['SquidGuard 1.4'.C24]"/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5]"/>
              <table:table-cell table:formula="oooc:=['E2Guardian 5'.C25]"/>
              <table:table-cell table:formula="oooc:=['SquidGuard 1.4'.C25]"/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26]"/>
            <table:table-cell table:style-name="ce6" table:formula="oooc:=['E2Guardian 5'.C26]"/>
            <table:table-cell table:style-name="ce6" table:formula="oooc:=['SquidGuard 1.4'.C26]"/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7]"/>
              <table:table-cell table:formula="oooc:=['E2Guardian 5'.C27]"/>
              <table:table-cell table:formula="oooc:=['SquidGuard 1.4'.C27]"/>
            </table:table-row>
            <table:table-row table:style-name="ro1">
              <table:table-cell office:value-type="string" office:value="Roadmap">
                <text:p>Roadmap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8]"/>
              <table:table-cell table:formula="oooc:=['E2Guardian 5'.C28]"/>
              <table:table-cell table:formula="oooc:=['SquidGuard 1.4'.C28]"/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9]"/>
              <table:table-cell table:formula="oooc:=['E2Guardian 5'.C29]"/>
              <table:table-cell table:formula="oooc:=['SquidGuard 1.4'.C29]"/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0]"/>
              <table:table-cell table:formula="oooc:=['E2Guardian 5'.C30]"/>
              <table:table-cell table:formula="oooc:=['SquidGuard 1.4'.C30]"/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31]"/>
            <table:table-cell table:style-name="ce6" table:formula="oooc:=['E2Guardian 5'.C31]"/>
            <table:table-cell table:style-name="ce6" table:formula="oooc:=['SquidGuard 1.4'.C31]"/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2]"/>
              <table:table-cell table:formula="oooc:=['E2Guardian 5'.C32]"/>
              <table:table-cell table:formula="oooc:=['SquidGuard 1.4'.C32]"/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3]"/>
              <table:table-cell table:formula="oooc:=['E2Guardian 5'.C33]"/>
              <table:table-cell table:formula="oooc:=['SquidGuard 1.4'.C33]"/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4]"/>
              <table:table-cell table:formula="oooc:=['E2Guardian 5'.C34]"/>
              <table:table-cell table:formula="oooc:=['SquidGuard 1.4'.C34]"/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5]"/>
              <table:table-cell table:formula="oooc:=['E2Guardian 5'.C35]"/>
              <table:table-cell table:formula="oooc:=['SquidGuard 1.4'.C35]"/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36]"/>
          <table:table-cell table:style-name="ce5" table:formula="oooc:=['E2Guardian 5'.C36]"/>
          <table:table-cell table:style-name="ce5" table:formula="oooc:=['SquidGuard 1.4'.C36]"/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37]"/>
            <table:table-cell table:style-name="ce6" table:formula="oooc:=['E2Guardian 5'.C37]"/>
            <table:table-cell table:style-name="ce6" table:formula="oooc:=['SquidGuard 1.4'.C37]"/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38]"/>
            <table:table-cell table:style-name="ce6" table:formula="oooc:=['E2Guardian 5'.C38]"/>
            <table:table-cell table:style-name="ce6" table:formula="oooc:=['SquidGuard 1.4'.C38]"/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39]"/>
            <table:table-cell table:style-name="ce6" table:formula="oooc:=['E2Guardian 5'.C39]"/>
            <table:table-cell table:style-name="ce6" table:formula="oooc:=['SquidGuard 1.4'.C39]"/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0]"/>
            <table:table-cell table:style-name="ce6" table:formula="oooc:=['E2Guardian 5'.C40]"/>
            <table:table-cell table:style-name="ce6" table:formula="oooc:=['SquidGuard 1.4'.C40]"/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1]"/>
            <table:table-cell table:style-name="ce6" table:formula="oooc:=['E2Guardian 5'.C41]"/>
            <table:table-cell table:style-name="ce6" table:formula="oooc:=['SquidGuard 1.4'.C41]"/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2]"/>
            <table:table-cell table:style-name="ce6" table:formula="oooc:=['E2Guardian 5'.C42]"/>
            <table:table-cell table:style-name="ce6" table:formula="oooc:=['SquidGuard 1.4'.C42]"/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43]"/>
          <table:table-cell table:style-name="ce5" table:formula="oooc:=['E2Guardian 5'.C43]"/>
          <table:table-cell table:style-name="ce5" table:formula="oooc:=['SquidGuard 1.4'.C43]"/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4]"/>
            <table:table-cell table:style-name="ce6" table:formula="oooc:=['E2Guardian 5'.C44]"/>
            <table:table-cell table:style-name="ce6" table:formula="oooc:=['SquidGuard 1.4'.C44]"/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5]"/>
            <table:table-cell table:style-name="ce6" table:formula="oooc:=['E2Guardian 5'.C45]"/>
            <table:table-cell table:style-name="ce6" table:formula="oooc:=['SquidGuard 1.4'.C45]"/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6]"/>
            <table:table-cell table:style-name="ce6" table:formula="oooc:=['E2Guardian 5'.C46]"/>
            <table:table-cell table:style-name="ce6" table:formula="oooc:=['SquidGuard 1.4'.C46]"/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47]"/>
          <table:table-cell table:style-name="ce5" table:formula="oooc:=['E2Guardian 5'.C47]"/>
          <table:table-cell table:style-name="ce5" table:formula="oooc:=['SquidGuard 1.4'.C47]"/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8]"/>
            <table:table-cell table:style-name="ce6" table:formula="oooc:=['E2Guardian 5'.C48]"/>
            <table:table-cell table:style-name="ce6" table:formula="oooc:=['SquidGuard 1.4'.C48]"/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9]"/>
            <table:table-cell table:style-name="ce6" table:formula="oooc:=['E2Guardian 5'.C49]"/>
            <table:table-cell table:style-name="ce6" table:formula="oooc:=['SquidGuard 1.4'.C49]"/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50]"/>
            <table:table-cell table:style-name="ce6" table:formula="oooc:=['E2Guardian 5'.C50]"/>
            <table:table-cell table:style-name="ce6" table:formula="oooc:=['SquidGuard 1.4'.C50]"/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51]"/>
          <table:table-cell table:style-name="ce5" table:formula="oooc:=['E2Guardian 5'.C51]"/>
          <table:table-cell table:style-name="ce5" table:formula="oooc:=['SquidGuard 1.4'.C51]"/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52]"/>
            <table:table-cell table:style-name="ce6" table:formula="oooc:=['E2Guardian 5'.C52]"/>
            <table:table-cell table:style-name="ce6" table:formula="oooc:=['SquidGuard 1.4'.C52]"/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53]"/>
            <table:table-cell table:style-name="ce6" table:formula="oooc:=['E2Guardian 5'.C53]"/>
            <table:table-cell table:style-name="ce6" table:formula="oooc:=['SquidGuard 1.4'.C53]"/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54]"/>
            <table:table-cell table:style-name="ce6" table:formula="oooc:=['E2Guardian 5'.C54]"/>
            <table:table-cell table:style-name="ce6" table:formula="oooc:=['SquidGuard 1.4'.C54]"/>
          </table:table-row>
        </table:table-row-group>
      </table:table>
      <table:table table:name="Criteria" table:style-name="ta1" table:print="false" table:protected="true">
        <table:table-protection table:select-protected-cells="true" table:select-unprotected-cells="true"/>
        <table:table-column table:style-name="co0" table:default-cell-style-name="ce4"/>
        <table:table-column table:style-name="co0" table:default-cell-style-name="ce4"/>
        <table:table-column table:style-name="co0" table:default-cell-style-name="ce4"/>
        <table:table-column table:style-name="co0" table:default-cell-style-name="ce4"/>
        <table:table-column table:style-name="co0" table:default-cell-style-name="ce4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Description of used criteria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QSOS version</text:p>
          </table:table-cell>
          <table:table-cell table:style-name="ce8" office:value-type="string">
            <text:p>1.0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Template version</text:p>
          </table:table-cell>
          <table:table-cell table:style-name="ce8" office:value-type="string">
            <text:p>1.0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1" office:value-type="string">
            <text:p>Description</text:p>
          </table:table-cell>
          <table:table-cell table:style-name="ce12" office:value-type="string">
            <text:p>Score 0</text:p>
          </table:table-cell>
          <table:table-cell table:style-name="ce12" office:value-type="string">
            <text:p>Score 1</text:p>
          </table:table-cell>
          <table:table-cell table:style-name="ce12" office:value-type="string">
            <text:p>Score 2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2" office:value-type="string" office:value="Maturity of the project in charge of the product's development and maintenance">
            <text:p>Maturity of the project in charge of the product's development and maintenance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3" office:value-type="string" office:value="Project's history and heritage">
              <text:p>Project's history and heritage</text:p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office:value-type="string" office:value="">
                <text:p/>
              </table:table-cell>
              <table:table-cell office:value-type="string" office:value="Less than three months">
                <text:p>Less than three months</text:p>
              </table:table-cell>
              <table:table-cell office:value-type="string" office:value="between three months and three years">
                <text:p>between three months and three years</text:p>
              </table:table-cell>
              <table:table-cell office:value-type="string" office:value="More than three years">
                <text:p>More than three years</text:p>
              </table:table-cell>
            </table:table-row>
            <table:table-row table:style-name="ro1">
              <table:table-cell office:value-type="string" office:value="History">
                <text:p>History</text:p>
              </table:table-cell>
              <table:table-cell office:value-type="string" office:value="">
                <text:p/>
              </table:table-cell>
              <table:table-cell office:value-type="string" office:value="The software has many problems which can be prohibitive">
                <text:p>The software has many problems which can be prohibitive</text:p>
              </table:table-cell>
              <table:table-cell office:value-type="string" office:value="No major crisis, or unknown history">
                <text:p>No major crisis, or unknown history</text:p>
              </table:table-cell>
              <table:table-cell office:value-type="string" office:value="Good past experience in crisis management">
                <text:p>Good past experience in crisis management</text:p>
              </table:table-cell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office:value-type="string" office:value="">
                <text:p/>
              </table:table-cell>
              <table:table-cell office:value-type="string" office:value="Very few identified croe developers">
                <text:p>Very few identified croe developers</text:p>
              </table:table-cell>
              <table:table-cell office:value-type="string" office:value="Few active core developers">
                <text:p>Few active core developers</text:p>
              </table:table-cell>
              <table:table-cell office:value-type="string" office:value="Important core development team identified">
                <text:p>Important core development team identified</text:p>
              </table:table-cell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office:value-type="string" office:value="">
                <text:p/>
              </table:table-cell>
              <table:table-cell office:value-type="string" office:value="Very few identified users">
                <text:p>Very few identified users</text:p>
              </table:table-cell>
              <table:table-cell office:value-type="string" office:value="Usage can be detected">
                <text:p>Usage can be detected</text:p>
              </table:table-cell>
              <table:table-cell office:value-type="string" office:value="Many known users and references">
                <text:p>Many known users and references</text:p>
              </table:table-cell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3" office:value-type="string" office:value="Activity inside and around the project">
              <text:p>Activity inside and around the project</text:p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office:value-type="string" office:value="">
                <text:p/>
              </table:table-cell>
              <table:table-cell office:value-type="string" office:value="No real community nor activity (forum, mailing list...)">
                <text:p>No real community nor activity (forum, mailing list...)</text:p>
              </table:table-cell>
              <table:table-cell office:value-type="string" office:value="Community with significant activity">
                <text:p>Community with significant activity</text:p>
              </table:table-cell>
              <table:table-cell office:value-type="string" office:value="Strong community with vivid activity in forums, with many contributors and supporters">
                <text:p>Strong community with vivid activity in forums, with many contributors and supporters</text:p>
              </table:table-cell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office:value-type="string" office:value="">
                <text:p/>
              </table:table-cell>
              <table:table-cell office:value-type="string" office:value="Low reactivity in forums and mailing lists, or no mention about bugfixes in release notes">
                <text:p>Low reactivity in forums and mailing lists, or no mention about bugfixes in release notes</text:p>
              </table:table-cell>
              <table:table-cell office:value-type="string" office:value="Existing activity but without any clearly defined process or with long resolution times">
                <text:p>Existing activity but without any clearly defined process or with long resolution times</text:p>
              </table:table-cell>
              <table:table-cell office:value-type="string" office:value="Strong reactivity based on roles and task assignments">
                <text:p>Strong reactivity based on roles and task assignments</text:p>
              </table:table-cell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office:value-type="string" office:value="">
                <text:p/>
              </table:table-cell>
              <table:table-cell office:value-type="string" office:value="Few or no new features">
                <text:p>Few or no new features</text:p>
              </table:table-cell>
              <table:table-cell office:value-type="string" office:value="Product's evolution is led by a dedicated team or by users, but without a clearly stated process">
                <text:p>Product's evolution is led by a dedicated team or by users, but without a clearly stated process</text:p>
              </table:table-cell>
              <table:table-cell office:value-type="string" office:value="Feature request process is industiralized, an associated roadmap is available">
                <text:p>Feature request process is industiralized, an associated roadmap is available</text:p>
              </table:table-cell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office:value-type="string" office:value="">
                <text:p/>
              </table:table-cell>
              <table:table-cell office:value-type="string" office:value="Very low activity on the production or development versions (alpha, beta)">
                <text:p>Very low activity on the production or development versions (alpha, beta)</text:p>
              </table:table-cell>
              <table:table-cell office:value-type="string" office:value="Activity on production or development versions (alpha, beta), with frequent minor corrective versions">
                <text:p>Activity on production or development versions (alpha, beta), with frequent minor corrective versions</text:p>
              </table:table-cell>
              <table:table-cell office:value-type="string" office:value="Important activity with frequent corrective versions and planned major versions linked with the roadmap">
                <text:p>Important activity with frequent corrective versions and planned major versions linked with the roadmap</text:p>
              </table:table-cell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3" office:value-type="string" office:value="Project Strategy">
              <text:p>Project Strategy</text:p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office:value-type="string" office:value="">
                <text:p/>
              </table:table-cell>
              <table:table-cell office:value-type="string" office:value="Rights are held by a few individuals or commercial entities">
                <text:p>Rights are held by a few individuals or commercial entities</text:p>
              </table:table-cell>
              <table:table-cell office:value-type="string" office:value="Rights are uniformly held by many individuals">
                <text:p>Rights are uniformly held by many individuals</text:p>
              </table:table-cell>
              <table:table-cell office:value-type="string" office:value="Rights are held by a legal entity or a foundation in which the community trust (eg FSF, Apache, ObjectWeb)">
                <text:p>Rights are held by a legal entity or a foundation in which the community trust (eg FSF, Apache, ObjectWeb)</text:p>
              </table:table-cell>
            </table:table-row>
            <table:table-row table:style-name="ro1">
              <table:table-cell office:value-type="string" office:value="Roadmap">
                <text:p>Roadmap</text:p>
              </table:table-cell>
              <table:table-cell office:value-type="string" office:value="">
                <text:p/>
              </table:table-cell>
              <table:table-cell office:value-type="string" office:value="No roadmap published">
                <text:p>No roadmap published</text:p>
              </table:table-cell>
              <table:table-cell office:value-type="string" office:value="Roadmap without planning">
                <text:p>Roadmap without planning</text:p>
              </table:table-cell>
              <table:table-cell office:value-type="string" office:value="Versioned roadmap with planning and delay measurements">
                <text:p>Versioned roadmap with planning and delay measurements</text:p>
              </table:table-cell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office:value-type="string" office:value="">
                <text:p/>
              </table:table-cell>
              <table:table-cell office:value-type="string" office:value="No clear and apparent project management">
                <text:p>No clear and apparent project management</text:p>
              </table:table-cell>
              <table:table-cell office:value-type="string" office:value="Project managed by an individual or a single commercial entity">
                <text:p>Project managed by an individual or a single commercial entity</text:p>
              </table:table-cell>
              <table:table-cell office:value-type="string" office:value="strong independance of core team, rights held by a recognized entity">
                <text:p>strong independance of core team, rights held by a recognized entity</text:p>
              </table:table-cell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office:value-type="string" office:value="">
                <text:p/>
              </table:table-cell>
              <table:table-cell office:value-type="string" office:value="Dual distribution with a commercial version along with a functionally limited free one">
                <text:p>Dual distribution with a commercial version along with a functionally limited free one</text:p>
              </table:table-cell>
              <table:table-cell office:value-type="string" office:value="Subparts are only available under a proprietary license (core, plugins...)">
                <text:p>Subparts are only available under a proprietary license (core, plugins...)</text:p>
              </table:table-cell>
              <table:table-cell office:value-type="string" office:value="Completely open and free distribution">
                <text:p>Completely open and free distribution</text:p>
              </table:table-cell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3" office:value-type="string" office:value="Industrialization level of the project">
              <text:p>Industrialization level of the project</text:p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office:value-type="string" office:value="Existing service offerings (support, training, audit...)">
                <text:p>Existing service offerings (support, training, audit...)</text:p>
              </table:table-cell>
              <table:table-cell office:value-type="string" office:value="No service offering identified">
                <text:p>No service offering identified</text:p>
              </table:table-cell>
              <table:table-cell office:value-type="string" office:value="Limited service offering (geographically, to a single language, to a single supplier or without warranty">
                <text:p>Limited service offering (geographically, to a single language, to a single supplier or without warranty</text:p>
              </table:table-cell>
              <table:table-cell office:value-type="string" office:value="Rich ecosystem of services provided by multiple suppliers, with guaranteed results">
                <text:p>Rich ecosystem of services provided by multiple suppliers, with guaranteed results</text:p>
              </table:table-cell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office:value-type="string" office:value="">
                <text:p/>
              </table:table-cell>
              <table:table-cell office:value-type="string" office:value="No user documentation">
                <text:p>No user documentation</text:p>
              </table:table-cell>
              <table:table-cell office:value-type="string" office:value="Documentation exists but is partly obsolete or restricted to one language or to few details">
                <text:p>Documentation exists but is partly obsolete or restricted to one language or to few details</text:p>
              </table:table-cell>
              <table:table-cell office:value-type="string" office:value="Documentation up to date, translated and possibly adapted to several target readers (enduser, sysadmin, manager...)">
                <text:p>Documentation up to date, translated and possibly adapted to several target readers (enduser, sysadmin, manager...)</text:p>
              </table:table-cell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office:value-type="string" office:value="QA process">
                <text:p>QA process</text:p>
              </table:table-cell>
              <table:table-cell office:value-type="string" office:value="No QA process identified">
                <text:p>No QA process identified</text:p>
              </table:table-cell>
              <table:table-cell office:value-type="string" office:value="Existing QA processes, but they are not formalized or equipped">
                <text:p>Existing QA processes, but they are not formalized or equipped</text:p>
              </table:table-cell>
              <table:table-cell office:value-type="string" office:value="QA process based on standard tools and methodologies">
                <text:p>QA process based on standard tools and methodologies</text:p>
              </table:table-cell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office:value-type="string" office:value="">
                <text:p/>
              </table:table-cell>
              <table:table-cell office:value-type="string" office:value="No convenient way to propose source code modifications">
                <text:p>No convenient way to propose source code modifications</text:p>
              </table:table-cell>
              <table:table-cell office:value-type="string" office:value="Tools are provided to access and modify the code (eg SCM, forge...) but are not really used by core team to develop the product">
                <text:p>Tools are provided to access and modify the code (eg SCM, forge...) but are not really used by core team to develop the product</text:p>
              </table:table-cell>
              <table:table-cell office:value-type="string" office:value="The contributing process is well defined, exposed and respected, it is based on clearly defined roles">
                <text:p>The contributing process is well defined, exposed and respected, it is based on clearly defined roles</text:p>
              </table:table-cell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2" office:value-type="string" office:value="Avalia quais funcionalidades a ferramenta fornece">
            <text:p>Avalia quais funcionalidades a ferramenta fornece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3" office:value-type="string" office:value="Compatibilidade com diferentes ambientes e sistemas operacionais">
              <text:p>Compatibilidade com diferentes ambientes e sistemas operacionais</text:p>
            </table:table-cell>
            <table:table-cell table:style-name="ce3" office:value-type="string" office:value="Tem um ambiente fixo e único">
              <text:p>Tem um ambiente fixo e único</text:p>
            </table:table-cell>
            <table:table-cell table:style-name="ce3" office:value-type="string" office:value="Pode ser utilizado em poucos ambientes">
              <text:p>Pode ser utilizado em poucos ambientes</text:p>
            </table:table-cell>
            <table:table-cell table:style-name="ce3" office:value-type="string" office:value="Suporta várias plataformas, ambientes e sistemas operacionais">
              <text:p>Suporta várias plataformas, ambientes e sistemas operacionais</text:p>
            </table:table-cell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3" office:value-type="string" office:value="Permite criar cotas de uso de internet em determinados horários pré-definidos">
              <text:p>Permite criar cotas de uso de internet em determinados horários pré-definidos</text:p>
            </table:table-cell>
            <table:table-cell table:style-name="ce3" office:value-type="string" office:value="Funcionalidade não suportada ou inexistente">
              <text:p>Funcionalidade não suportada ou inexistente</text:p>
            </table:table-cell>
            <table:table-cell table:style-name="ce3" office:value-type="string" office:value="Funcionalidade existente ou suportada, pórem pouco configurável">
              <text:p>Funcionalidade existente ou suportada, pórem pouco configurável</text:p>
            </table:table-cell>
            <table:table-cell table:style-name="ce3" office:value-type="string" office:value="Oferece várias opções de configuração">
              <text:p>Oferece várias opções de configuração</text:p>
            </table:table-cell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3" office:value-type="string" office:value="Verifica existência de funcionalidades de limitação de protocolos e comunicação externa">
              <text:p>Verifica existência de funcionalidades de limitação de protocolos e comunicação externa</text:p>
            </table:table-cell>
            <table:table-cell table:style-name="ce3" office:value-type="string" office:value="Funcionalidade não suportada ou inexistente">
              <text:p>Funcionalidade não suportada ou inexistente</text:p>
            </table:table-cell>
            <table:table-cell table:style-name="ce3" office:value-type="string" office:value="Existe a funcionalidade, porém é incompleta ou insatisfatória">
              <text:p>Existe a funcionalidade, porém é incompleta ou insatisfatória</text:p>
            </table:table-cell>
            <table:table-cell table:style-name="ce3" office:value-type="string" office:value="A ferramenta oferece bloqueio de protocolos e agentes de comunicação: messengers, webmail, streaming e p2p">
              <text:p>A ferramenta oferece bloqueio de protocolos e agentes de comunicação: messengers, webmail, streaming e p2p</text:p>
            </table:table-cell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3" office:value-type="string" office:value="Aborda as funcionalidades presentes na customização da filtragem de conteúdo: tópicos, URLs específicos lista branca e negra, regex, análise de imagens e etc. ">
              <text:p>Aborda as funcionalidades presentes na customização da filtragem de conteúdo: tópicos, URLs específicos lista branca e negra, regex, análise de imagens e etc. </text:p>
            </table:table-cell>
            <table:table-cell table:style-name="ce3" office:value-type="string" office:value="Não há nenhum tipo de customização de filtros.">
              <text:p>Não há nenhum tipo de customização de filtros.</text:p>
            </table:table-cell>
            <table:table-cell table:style-name="ce3" office:value-type="string" office:value="Há customização de filtros, porém é bastante limitada.">
              <text:p>Há customização de filtros, porém é bastante limitada.</text:p>
            </table:table-cell>
            <table:table-cell table:style-name="ce3" office:value-type="string" office:value="Customização de filtros avançada.">
              <text:p>Customização de filtros avançada.</text:p>
            </table:table-cell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3" office:value-type="string" office:value="Referentes ao métodos de autenticação de usuário.">
              <text:p>Referentes ao métodos de autenticação de usuário.</text:p>
            </table:table-cell>
            <table:table-cell table:style-name="ce3" office:value-type="string" office:value="Não há suporte á autenticação">
              <text:p>Não há suporte á autenticação</text:p>
            </table:table-cell>
            <table:table-cell table:style-name="ce3" office:value-type="string" office:value="Há suporte á autenticação, porém bastante limitada (1 até 3 métodos)">
              <text:p>Há suporte á autenticação, porém bastante limitada (1 até 3 métodos)</text:p>
            </table:table-cell>
            <table:table-cell table:style-name="ce3" office:value-type="string" office:value="Há suporte para autenticação bastante vasta (Mais de 3 métodos)">
              <text:p>Há suporte para autenticação bastante vasta (Mais de 3 métodos)</text:p>
            </table:table-cell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3" office:value-type="string" office:value="Trata da abrangência de integração do filtro de conteúdo com outros softwares / plugins">
              <text:p>Trata da abrangência de integração do filtro de conteúdo com outros softwares / plugins</text:p>
            </table:table-cell>
            <table:table-cell table:style-name="ce3" office:value-type="string" office:value="A ferramenta não permite integração">
              <text:p>A ferramenta não permite integração</text:p>
            </table:table-cell>
            <table:table-cell table:style-name="ce3" office:value-type="string" office:value="Tem pouca integração ou é limitada">
              <text:p>Tem pouca integração ou é limitada</text:p>
            </table:table-cell>
            <table:table-cell table:style-name="ce3" office:value-type="string" office:value="Oferece integração bastante vasta com outras ferramentas e plugins">
              <text:p>Oferece integração bastante vasta com outras ferramentas e plugins</text:p>
            </table:table-cell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2" office:value-type="string" office:value="Mede como a ferramenta bloqueia conteúdo nocivo e permite conteúdo não nocivo.">
            <text:p>Mede como a ferramenta bloqueia conteúdo nocivo e permite conteúdo não nocivo.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3" office:value-type="string" office:value="Verifica as especificidades e diferenciais presentes na análise de conteúdo de páginas web">
              <text:p>Verifica as especificidades e diferenciais presentes na análise de conteúdo de páginas web</text:p>
            </table:table-cell>
            <table:table-cell table:style-name="ce3" office:value-type="string" office:value="A ferramenta não permite uma análise profunda de conteudo, somente de urls.">
              <text:p>A ferramenta não permite uma análise profunda de conteudo, somente de urls.</text:p>
            </table:table-cell>
            <table:table-cell table:style-name="ce3" office:value-type="string" office:value="Há somente uma análise básica.">
              <text:p>Há somente uma análise básica.</text:p>
            </table:table-cell>
            <table:table-cell table:style-name="ce3" office:value-type="string" office:value="A análise é bastante avançada, com suporte á vários métodos de classificação de conteúdo">
              <text:p>A análise é bastante avançada, com suporte á vários métodos de classificação de conteúdo</text:p>
            </table:table-cell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3" office:value-type="string" office:value="Referentes á manutenção de blacklists">
              <text:p>Referentes á manutenção de blacklists</text:p>
            </table:table-cell>
            <table:table-cell table:style-name="ce3" office:value-type="string" office:value="O filtro não aceita blacklists, somente bloqueio manual">
              <text:p>O filtro não aceita blacklists, somente bloqueio manual</text:p>
            </table:table-cell>
            <table:table-cell table:style-name="ce3" office:value-type="string" office:value="Tem suporte a blacklists, mas a atualização das mesmas fica por conta do administrador do sistema.">
              <text:p>Tem suporte a blacklists, mas a atualização das mesmas fica por conta do administrador do sistema.</text:p>
            </table:table-cell>
            <table:table-cell table:style-name="ce3" office:value-type="string" office:value="Tem suporte a blacklists e suas atualizações são automáticas ou podem ser configuradas para trabalhar de forma automatizada.">
              <text:p>Tem suporte a blacklists e suas atualizações são automáticas ou podem ser configuradas para trabalhar de forma automatizada.</text:p>
            </table:table-cell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3" office:value-type="string" office:value="Analisa links e frames de páginas bloqueadas dentro de páginas acessiveis ao usuário">
              <text:p>Analisa links e frames de páginas bloqueadas dentro de páginas acessiveis ao usuário</text:p>
            </table:table-cell>
            <table:table-cell table:style-name="ce3" office:value-type="string" office:value="Links e frames de sites bloqueados são exibidos e acessiveis">
              <text:p>Links e frames de sites bloqueados são exibidos e acessiveis</text:p>
            </table:table-cell>
            <table:table-cell table:style-name="ce3" office:value-type="string" office:value="Os links e frames são exibidos mas não bloqueados de imediato">
              <text:p>Os links e frames são exibidos mas não bloqueados de imediato</text:p>
            </table:table-cell>
            <table:table-cell table:style-name="ce3" office:value-type="string" office:value="frames e links de sites bloqueados não carregam e são imediatamente bloquedos dentro da página">
              <text:p>frames e links de sites bloqueados não carregam e são imediatamente bloquedos dentro da página</text:p>
            </table:table-cell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2" office:value-type="string" office:value="Relativo ao requisitos de segurança e autenticação">
            <text:p>Relativo ao requisitos de segurança e autenticação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3" office:value-type="string" office:value="Avalia a existência de monitoramento nativo de usuarios e sites">
              <text:p>Avalia a existência de monitoramento nativo de usuarios e sites</text:p>
            </table:table-cell>
            <table:table-cell table:style-name="ce3" office:value-type="string" office:value="Não existe suporte nativo de monitoramento ou logs de usuários e sites visitados">
              <text:p>Não existe suporte nativo de monitoramento ou logs de usuários e sites visitados</text:p>
            </table:table-cell>
            <table:table-cell table:style-name="ce3" office:value-type="string" office:value="O monitoramento é limitado ou confuso">
              <text:p>O monitoramento é limitado ou confuso</text:p>
            </table:table-cell>
            <table:table-cell table:style-name="ce3" office:value-type="string" office:value="O monitoramento é avançado e de fácil compreensão">
              <text:p>O monitoramento é avançado e de fácil compreensão</text:p>
            </table:table-cell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3" office:value-type="string" office:value="Aborda o suporte a geração de relatórios">
              <text:p>Aborda o suporte a geração de relatórios</text:p>
            </table:table-cell>
            <table:table-cell table:style-name="ce3" office:value-type="string" office:value="Não há possibilidade de geração de relatório">
              <text:p>Não há possibilidade de geração de relatório</text:p>
            </table:table-cell>
            <table:table-cell table:style-name="ce3" office:value-type="string" office:value="Há possibilidade, mas somente com auxilio de mecanismos ou ferramentas externas">
              <text:p>Há possibilidade, mas somente com auxilio de mecanismos ou ferramentas externas</text:p>
            </table:table-cell>
            <table:table-cell table:style-name="ce3" office:value-type="string" office:value="O filtro gera relatórios de forma nativa, sem necessidade de ferramentas auxiliares">
              <text:p>O filtro gera relatórios de forma nativa, sem necessidade de ferramentas auxiliares</text:p>
            </table:table-cell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3" office:value-type="string" office:value="Resultado dos testes de bypass realizado no filtro de conteúdo ">
              <text:p>Resultado dos testes de bypass realizado no filtro de conteúdo </text:p>
            </table:table-cell>
            <table:table-cell table:style-name="ce3" office:value-type="string" office:value="Detecção de vulnerabilidades superior ou igual á 4 falhas">
              <text:p>Detecção de vulnerabilidades superior ou igual á 4 falhas</text:p>
            </table:table-cell>
            <table:table-cell table:style-name="ce3" office:value-type="string" office:value="Detecção de vulnerabilidades entre 2 á 3 falhas">
              <text:p>Detecção de vulnerabilidades entre 2 á 3 falhas</text:p>
            </table:table-cell>
            <table:table-cell table:style-name="ce3" office:value-type="string" office:value="Detecção de vulnerabilidades igual ou inferior á 1 falha">
              <text:p>Detecção de vulnerabilidades igual ou inferior á 1 falha</text:p>
            </table:table-cell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2" office:value-type="string" office:value="Analisa a existência de usabilidade necessaria para os usuários do filtro de conteúdo">
            <text:p>Analisa a existência de usabilidade necessaria para os usuários do filtro de conteúdo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3" office:value-type="string" office:value="Referentes a facilidade de instalação e configuração">
              <text:p>Referentes a facilidade de instalação e configuração</text:p>
            </table:table-cell>
            <table:table-cell table:style-name="ce3" office:value-type="string" office:value="Configuração e instalação complicada e bastante complexa">
              <text:p>Configuração e instalação complicada e bastante complexa</text:p>
            </table:table-cell>
            <table:table-cell table:style-name="ce3" office:value-type="string" office:value="Configuração relativamente fácil, mas com algumas etapas com nível de complexidade maior">
              <text:p>Configuração relativamente fácil, mas com algumas etapas com nível de complexidade maior</text:p>
            </table:table-cell>
            <table:table-cell table:style-name="ce3" office:value-type="string" office:value="A ferramenta é de facil instalação e configuração">
              <text:p>A ferramenta é de facil instalação e configuração</text:p>
            </table:table-cell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3" office:value-type="string" office:value="Trata da abrangência de idiomas ofertada">
              <text:p>Trata da abrangência de idiomas ofertada</text:p>
            </table:table-cell>
            <table:table-cell table:style-name="ce3" office:value-type="string" office:value="Suporte a somente um idioma">
              <text:p>Suporte a somente um idioma</text:p>
            </table:table-cell>
            <table:table-cell table:style-name="ce3" office:value-type="string" office:value="Suporte a alguns idiomas, excluindo o português">
              <text:p>Suporte a alguns idiomas, excluindo o português</text:p>
            </table:table-cell>
            <table:table-cell table:style-name="ce3" office:value-type="string" office:value="Suporte a alguns ou vários idiomas incluindo o português">
              <text:p>Suporte a alguns ou vários idiomas incluindo o português</text:p>
            </table:table-cell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3" office:value-type="string" office:value="Verifica a existência de página com informações detalhadas sobre o bloqueio para os usuários.">
              <text:p>Verifica a existência de página com informações detalhadas sobre o bloqueio para os usuários.</text:p>
            </table:table-cell>
            <table:table-cell table:style-name="ce3" office:value-type="string" office:value="Não há página de bloqueio">
              <text:p>Não há página de bloqueio</text:p>
            </table:table-cell>
            <table:table-cell table:style-name="ce3" office:value-type="string" office:value="A página de bloqueio existe, mas as informações exibidas são vagas ou não detalhadas.">
              <text:p>A página de bloqueio existe, mas as informações exibidas são vagas ou não detalhadas.</text:p>
            </table:table-cell>
            <table:table-cell table:style-name="ce3" office:value-type="string" office:value="A página de bloqueio existe e exibe informações detalhadas sobre bloqueio">
              <text:p>A página de bloqueio existe e exibe informações detalhadas sobre bloqueio</text:p>
            </table:table-cell>
          </table:table-row>
        </table:table-row-group>
      </table:table>
      <table:table table:name="C-ICAP " table:style-name="ta1" table:print="false" table:protected="true">
        <table:table-protection table:select-protected-cells="true" table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Evaluation of C-ICAP 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Application</text:p>
          </table:table-cell>
          <table:table-cell table:style-name="ce8" office:value-type="string">
            <text:p>C-ICAP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Release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License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Website</text:p>
          </table:table-cell>
          <table:table-cell table:style-name="ce8" office:value-type="string">
            <text:p>http://c-icap.sourceforge.net/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Description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Authors</text:p>
          </table:table-cell>
          <table:table-cell table:style-name="ce8" office:value-type="string">
            <text:p>Viviane Alves (vivianeaspx@gmail.com)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Creation date</text:p>
          </table:table-cell>
          <table:table-cell table:style-name="ce8" office:value-type="string">
            <text:p>2018-12-23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Validation date</text:p>
          </table:table-cell>
          <table:table-cell table:style-name="ce8" office:value-type="string">
            <text:p>2019-01-01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1" office:value-type="string">
            <text:p>Comment</text:p>
          </table:table-cell>
          <table:table-cell table:style-name="ce12" office:value-type="string">
            <text:p>Score</text:p>
          </table:table-cell>
          <table:table-cell table:style-name="ce12" office:value-type="string">
            <text:p>Weight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75" table:formula="oooc:=IF(([.D16]+[.D21]+[.D26]+[.D31])=0;0;([.C16]*[.D16]+[.C21]*[.D21]+[.C26]*[.D26]+[.C31]*[.D31])/([.D16]+[.D21]+[.D26]+[.D31]))">
            <text:p>0.75</text:p>
          </table:table-cell>
          <table:table-cell table:style-name="ce5" table:formula="oooc:=['Synthesis'.B8]"/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 table:formula="oooc:=IF(([.D17]+[.D18]+[.D19]+[.D20])=0;0;([.C17]*[.D17]+[.C18]*[.D18]+[.C19]*[.D19]+[.C20]*[.D20])/([.D17]+[.D18]+[.D19]+[.D20]))">
              <text:p>1</text:p>
            </table:table-cell>
            <table:table-cell table:style-name="ce6" table:formula="oooc:=['Synthesis'.B9]"/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office:value-type="string" office:value="O mais provavel é que o projeto tenha sido criado no ano de 2004, pois é o ano onde existe a primeira implementação da ferramenta no site do projeto.">
                <text:p>O mais provavel é que o projeto tenha sido criado no ano de 2004, pois é o ano onde existe a primeira implementação da ferramenta no site do projeto.</text:p>
              </table:table-cell>
              <table:table-cell office:value-type="float" office:value="2">
                <text:p>2</text:p>
              </table:table-cell>
              <table:table-cell table:formula="oooc:=['Synthesis'.B10]"/>
            </table:table-row>
            <table:table-row table:style-name="ro1">
              <table:table-cell office:value-type="string" office:value="History">
                <text:p>History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1]"/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office:value-type="string" office:value="O desenvolvedor do projeto se chama Tsantilas Christos">
                <text:p>O desenvolvedor do projeto se chama Tsantilas Christos</text:p>
              </table:table-cell>
              <table:table-cell office:value-type="float" office:value="0">
                <text:p>0</text:p>
              </table:table-cell>
              <table:table-cell table:formula="oooc:=['Synthesis'.B12]"/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office:value-type="string" office:value="Uso detectavel principalmente nos foruns de firewall:  Pfsense, Opensense e Endian.">
                <text:p>Uso detectavel principalmente nos foruns de firewall:  Pfsense, Opensense e Endian.</text:p>
              </table:table-cell>
              <table:table-cell office:value-type="float" office:value="1">
                <text:p>1</text:p>
              </table:table-cell>
              <table:table-cell table:formula="oooc:=['Synthesis'.B13]"/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75" table:formula="oooc:=IF(([.D22]+[.D23]+[.D24]+[.D25])=0;0;([.C22]*[.D22]+[.C23]*[.D23]+[.C24]*[.D24]+[.C25]*[.D25])/([.D22]+[.D23]+[.D24]+[.D25]))">
              <text:p>0.75</text:p>
            </table:table-cell>
            <table:table-cell table:style-name="ce6" table:formula="oooc:=['Synthesis'.B14]"/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15]"/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6]"/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17]"/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office:value-type="string" office:value="O desenvolvedor chega a lançar uma média de duas versões do software por ano">
                <text:p>O desenvolvedor chega a lançar uma média de duas versões do software por ano</text:p>
              </table:table-cell>
              <table:table-cell office:value-type="float" office:value="2">
                <text:p>2</text:p>
              </table:table-cell>
              <table:table-cell table:formula="oooc:=['Synthesis'.B18]"/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 table:formula="oooc:=IF(([.D27]+[.D28]+[.D29]+[.D30])=0;0;([.C27]*[.D27]+[.C28]*[.D28]+[.C29]*[.D29]+[.C30]*[.D30])/([.D27]+[.D28]+[.D29]+[.D30]))">
              <text:p>1</text:p>
            </table:table-cell>
            <table:table-cell table:style-name="ce6" table:formula="oooc:=['Synthesis'.B19]"/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0]"/>
            </table:table-row>
            <table:table-row table:style-name="ro1">
              <table:table-cell office:value-type="string" office:value="Roadmap">
                <text:p>Roadmap</text:p>
              </table:table-cell>
              <table:table-cell office:value-type="string" office:value="Há roteiro, mas não é detalhado">
                <text:p>Há roteiro, mas não é detalhado</text:p>
              </table:table-cell>
              <table:table-cell office:value-type="float" office:value="1">
                <text:p>1</text:p>
              </table:table-cell>
              <table:table-cell table:formula="oooc:=['Synthesis'.B21]"/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22]"/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office:value-type="string" office:value="">
                <text:p/>
              </table:table-cell>
              <table:table-cell office:value-type="float" office:value="2">
                <text:p>2</text:p>
              </table:table-cell>
              <table:table-cell table:formula="oooc:=['Synthesis'.B23]"/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25" table:formula="oooc:=IF(([.D32]+[.D33]+[.D34]+[.D35])=0;0;([.C32]*[.D32]+[.C33]*[.D33]+[.C34]*[.D34]+[.C35]*[.D35])/([.D32]+[.D33]+[.D34]+[.D35]))">
              <text:p>0.25</text:p>
            </table:table-cell>
            <table:table-cell table:style-name="ce6" table:formula="oooc:=['Synthesis'.B24]"/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5]"/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office:value-type="string" office:value="Documentação completa, porem restrita ao inglês">
                <text:p>Documentação completa, porem restrita ao inglês</text:p>
              </table:table-cell>
              <table:table-cell office:value-type="float" office:value="1">
                <text:p>1</text:p>
              </table:table-cell>
              <table:table-cell table:formula="oooc:=['Synthesis'.B26]"/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7]"/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office:value-type="string" office:value="O autor do projeto deixa claro que qualquer pessoa pode acessar o código-fonte, usa-lo e extender o icap server.">
                <text:p>O autor do projeto deixa claro que qualquer pessoa pode acessar o código-fonte, usa-lo e extender o icap server.</text:p>
              </table:table-cell>
              <table:table-cell office:value-type="float" office:value="0">
                <text:p>0</text:p>
              </table:table-cell>
              <table:table-cell table:formula="oooc:=['Synthesis'.B28]"/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5" table:formula="oooc:=IF(([.D37]+[.D38]+[.D39]+[.D40]+[.D41]+[.D42])=0;0;([.C37]*[.D37]+[.C38]*[.D38]+[.C39]*[.D39]+[.C40]*[.D40]+[.C41]*[.D41]+[.C42]*[.D42])/([.D37]+[.D38]+[.D39]+[.D40]+[.D41]+[.D42]))">
            <text:p>1.5</text:p>
          </table:table-cell>
          <table:table-cell table:style-name="ce5" table:formula="oooc:=['Synthesis'.B29]"/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3" office:value-type="string" office:value="Pode ser instalado no pfsense, opensense e em qualquer distribuição baseada em UNIX">
              <text:p>Pode ser instalado no pfsense, opensense e em qualquer distribuição baseada em UNIX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0]"/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1]"/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3" office:value-type="string" office:value="Só bloqueia agentes de aplicativos, mas não protocolos.">
              <text:p>Só bloqueia agentes de aplicativos, mas não protocolos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2]"/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3" office:value-type="string" office:value="Blacklists, URL e IP's">
              <text:p>Blacklists, URL e IP'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3]"/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3" office:value-type="string" office:value="Local, LDAP, NTLM e Radius.">
              <text:p>Local, LDAP, NTLM e Radius.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4]"/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3" office:value-type="string" office:value="Lista de plugins, módulos e servicos se encontra na página oficial do projeto no sourceforge: http://c-icap.sourceforge.net/software.html">
              <text:p>Lista de plugins, módulos e servicos se encontra na página oficial do projeto no sourceforge: http://c-icap.sourceforge.net/software.html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5]"/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67" table:formula="oooc:=IF(([.D44]+[.D45]+[.D46])=0;0;([.C44]*[.D44]+[.C45]*[.D45]+[.C46]*[.D46])/([.D44]+[.D45]+[.D46]))">
            <text:p>1.67</text:p>
          </table:table-cell>
          <table:table-cell table:style-name="ce5" table:formula="oooc:=['Synthesis'.B36]"/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3" office:value-type="string" office:value="IP, URLs e Domínios">
              <text:p>IP, URLs e Domínio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7]"/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3" office:value-type="string" office:value="Porem, não tem suporte a blacklists externas">
              <text:p>Porem, não tem suporte a blacklists externas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8]"/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9]"/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67" table:formula="oooc:=IF(([.D48]+[.D49]+[.D50])=0;0;([.C48]*[.D48]+[.C49]*[.D49]+[.C50]*[.D50])/([.D48]+[.D49]+[.D50]))">
            <text:p>0.67</text:p>
          </table:table-cell>
          <table:table-cell table:style-name="ce5" table:formula="oooc:=['Synthesis'.B40]"/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3" office:value-type="string" office:value="Os logs do filtro são geados pelo proxy.">
              <text:p>Os logs do filtro são geados pelo proxy.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41]"/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3" office:value-type="string" office:value="Ele gera relatórios usando o Sarj, que já vem instalado por padrão no endian.">
              <text:p>Ele gera relatórios usando o Sarj, que já vem instalado por padrão no endian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2]"/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3" office:value-type="string" office:value="3 vulnerabilidades">
              <text:p>3 vulnerabilidade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3]"/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2" table:formula="oooc:=IF(([.D52]+[.D53]+[.D54])=0;0;([.C52]*[.D52]+[.C53]*[.D53]+[.C54]*[.D54])/([.D52]+[.D53]+[.D54]))">
            <text:p>2</text:p>
          </table:table-cell>
          <table:table-cell table:style-name="ce5" table:formula="oooc:=['Synthesis'.B44]"/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3" office:value-type="string" office:value="O software já vem instalado o endian firewall desde a versão 3.x">
              <text:p>O software já vem instalado o endian firewall desde a versão 3.x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5]"/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6]"/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7]"/>
          </table:table-row>
        </table:table-row-group>
      </table:table>
      <table:table table:name="E2Guardian 5" table:style-name="ta1" table:print="false" table:protected="true">
        <table:table-protection table:select-protected-cells="true" table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Evaluation of E2Guardian 5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Application</text:p>
          </table:table-cell>
          <table:table-cell table:style-name="ce8" office:value-type="string">
            <text:p>E2Guardian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Release</text:p>
          </table:table-cell>
          <table:table-cell table:style-name="ce8" office:value-type="string">
            <text:p>5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License</text:p>
          </table:table-cell>
          <table:table-cell table:style-name="ce8" office:value-type="string">
            <text:p>GNU GPL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Website</text:p>
          </table:table-cell>
          <table:table-cell table:style-name="ce8" office:value-type="string">
            <text:p>http://e2guardian.org/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Description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Authors</text:p>
          </table:table-cell>
          <table:table-cell table:style-name="ce8" office:value-type="string">
            <text:p>Viviane Alves (vivianeaspx@gmail.com)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Creation date</text:p>
          </table:table-cell>
          <table:table-cell table:style-name="ce8" office:value-type="string">
            <text:p>2018-12-23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Validation date</text:p>
          </table:table-cell>
          <table:table-cell table:style-name="ce8" office:value-type="string">
            <text:p>2019-01-01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1" office:value-type="string">
            <text:p>Comment</text:p>
          </table:table-cell>
          <table:table-cell table:style-name="ce12" office:value-type="string">
            <text:p>Score</text:p>
          </table:table-cell>
          <table:table-cell table:style-name="ce12" office:value-type="string">
            <text:p>Weight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94" table:formula="oooc:=IF(([.D16]+[.D21]+[.D26]+[.D31])=0;0;([.C16]*[.D16]+[.C21]*[.D21]+[.C26]*[.D26]+[.C31]*[.D31])/([.D16]+[.D21]+[.D26]+[.D31]))">
            <text:p>0.94</text:p>
          </table:table-cell>
          <table:table-cell table:style-name="ce5" table:formula="oooc:=['Synthesis'.B8]"/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.5" table:formula="oooc:=IF(([.D17]+[.D18]+[.D19]+[.D20])=0;0;([.C17]*[.D17]+[.C18]*[.D18]+[.C19]*[.D19]+[.C20]*[.D20])/([.D17]+[.D18]+[.D19]+[.D20]))">
              <text:p>1.5</text:p>
            </table:table-cell>
            <table:table-cell table:style-name="ce6" table:formula="oooc:=['Synthesis'.B9]"/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office:value-type="string" office:value="O projeto foi criado em 2013.">
                <text:p>O projeto foi criado em 2013.</text:p>
              </table:table-cell>
              <table:table-cell office:value-type="float" office:value="2">
                <text:p>2</text:p>
              </table:table-cell>
              <table:table-cell table:formula="oooc:=['Synthesis'.B10]"/>
            </table:table-row>
            <table:table-row table:style-name="ro1">
              <table:table-cell office:value-type="string" office:value="History">
                <text:p>History</text:p>
              </table:table-cell>
              <table:table-cell office:value-type="string" office:value="Até janeiro de 2019, 99,16% dos bugs relatados na página oficial no github foram corrigidos.">
                <text:p>Até janeiro de 2019, 99,16% dos bugs relatados na página oficial no github foram corrigidos.</text:p>
              </table:table-cell>
              <table:table-cell office:value-type="float" office:value="2">
                <text:p>2</text:p>
              </table:table-cell>
              <table:table-cell table:formula="oooc:=['Synthesis'.B11]"/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office:value-type="string" office:value="Não há equipe desenvolvimento fixa, porém há bastantes contribuidores no github, que podem ser rankeados na página do software pelo número de commits no projeto.">
                <text:p>Não há equipe desenvolvimento fixa, porém há bastantes contribuidores no github, que podem ser rankeados na página do software pelo número de commits no projeto.</text:p>
              </table:table-cell>
              <table:table-cell office:value-type="float" office:value="1">
                <text:p>1</text:p>
              </table:table-cell>
              <table:table-cell table:formula="oooc:=['Synthesis'.B12]"/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office:value-type="string" office:value="Apesar de ser facil detectar os usuarios da ferramenta através dos foruns de discursão e github, o software não tem muitas referências de uso, e poucos tutoriais ensinando a configura-lo.">
                <text:p>Apesar de ser facil detectar os usuarios da ferramenta através dos foruns de discursão e github, o software não tem muitas referências de uso, e poucos tutoriais ensinando a configura-lo.</text:p>
              </table:table-cell>
              <table:table-cell office:value-type="float" office:value="1">
                <text:p>1</text:p>
              </table:table-cell>
              <table:table-cell table:formula="oooc:=['Synthesis'.B13]"/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.25" table:formula="oooc:=IF(([.D22]+[.D23]+[.D24]+[.D25])=0;0;([.C22]*[.D22]+[.C23]*[.D23]+[.C24]*[.D24]+[.C25]*[.D25])/([.D22]+[.D23]+[.D24]+[.D25]))">
              <text:p>1.25</text:p>
            </table:table-cell>
            <table:table-cell table:style-name="ce6" table:formula="oooc:=['Synthesis'.B14]"/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office:value-type="string" office:value="Possui forum ativo, as perguntas geralmente são respondidas por outros usuarios  ou por um dos desenvolvedores (FredB).">
                <text:p>Possui forum ativo, as perguntas geralmente são respondidas por outros usuarios  ou por um dos desenvolvedores (FredB).</text:p>
              </table:table-cell>
              <table:table-cell office:value-type="float" office:value="1">
                <text:p>1</text:p>
              </table:table-cell>
              <table:table-cell table:formula="oooc:=['Synthesis'.B15]"/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6]"/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7]"/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office:value-type="string" office:value="">
                <text:p/>
              </table:table-cell>
              <table:table-cell office:value-type="float" office:value="2">
                <text:p>2</text:p>
              </table:table-cell>
              <table:table-cell table:formula="oooc:=['Synthesis'.B18]"/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5" table:formula="oooc:=IF(([.D27]+[.D28]+[.D29]+[.D30])=0;0;([.C27]*[.D27]+[.C28]*[.D28]+[.C29]*[.D29]+[.C30]*[.D30])/([.D27]+[.D28]+[.D29]+[.D30]))">
              <text:p>0.5</text:p>
            </table:table-cell>
            <table:table-cell table:style-name="ce6" table:formula="oooc:=['Synthesis'.B19]"/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office:value-type="string" office:value="Frederic Bourgeois, E2BN Protex Ltd, empresa comercial que trabalha com desenvolvimento de softwares de segurança proprietários.">
                <text:p>Frederic Bourgeois, E2BN Protex Ltd, empresa comercial que trabalha com desenvolvimento de softwares de segurança proprietários.</text:p>
              </table:table-cell>
              <table:table-cell office:value-type="float" office:value="0">
                <text:p>0</text:p>
              </table:table-cell>
              <table:table-cell table:formula="oooc:=['Synthesis'.B20]"/>
            </table:table-row>
            <table:table-row table:style-name="ro1">
              <table:table-cell office:value-type="string" office:value="Roadmap">
                <text:p>Roadmap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1]"/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2]"/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office:value-type="string" office:value="E2Guardian é um software livre; você pode redistribuí-lo e / ou modificá-lo sob os termos da GNU General Public License versão 2, conforme publicado pela Free Software Foundation.">
                <text:p>E2Guardian é um software livre; você pode redistribuí-lo e / ou modificá-lo sob os termos da GNU General Public License versão 2, conforme publicado pela Free Software Foundation.</text:p>
              </table:table-cell>
              <table:table-cell office:value-type="float" office:value="2">
                <text:p>2</text:p>
              </table:table-cell>
              <table:table-cell table:formula="oooc:=['Synthesis'.B23]"/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5" table:formula="oooc:=IF(([.D32]+[.D33]+[.D34]+[.D35])=0;0;([.C32]*[.D32]+[.C33]*[.D33]+[.C34]*[.D34]+[.C35]*[.D35])/([.D32]+[.D33]+[.D34]+[.D35]))">
              <text:p>0.5</text:p>
            </table:table-cell>
            <table:table-cell table:style-name="ce6" table:formula="oooc:=['Synthesis'.B24]"/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5]"/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office:value-type="string" office:value="Alguns documentos nativos, bem como documentos mais antigos para o DansGuardian, ainda são aplicáveis ​​ao fork.&#10;&#10;e.g.&#10;https://github.com/e2guardian/e2guardian/wiki &#10;https://github.com/e2guardian/e2guardian/wiki/Installation &#10;https://github.com/e2guardian/e2guardian/wiki/Configuration &#10;http://contentfilter.futuragts.com/wiki/doku.php?id=Main%20Index&#10;&#10;- Darren S &#10;Retirado do Forum Oficial em 12 jan 2019">
                <text:p>Alguns documentos nativos, bem como documentos mais antigos para o DansGuardian, ainda são aplicáveis ​​ao fork.

e.g.
https://github.com/e2guardian/e2guardian/wiki 
https://github.com/e2guardian/e2guardian/wiki/Installation 
https://github.com/e2guardian/e2guardian/wiki/Configuration 
http://contentfilter.futuragts.com/wiki/doku.php?id=Main%20Index

- Darren S 
Retirado do Forum Oficial em 12 jan 2019</text:p>
              </table:table-cell>
              <table:table-cell office:value-type="float" office:value="1">
                <text:p>1</text:p>
              </table:table-cell>
              <table:table-cell table:formula="oooc:=['Synthesis'.B26]"/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7]"/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office:value-type="string" office:value="Modificação de códigos atraves de forks e commits no github.">
                <text:p>Modificação de códigos atraves de forks e commits no github.</text:p>
              </table:table-cell>
              <table:table-cell office:value-type="float" office:value="1">
                <text:p>1</text:p>
              </table:table-cell>
              <table:table-cell table:formula="oooc:=['Synthesis'.B28]"/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33" table:formula="oooc:=IF(([.D37]+[.D38]+[.D39]+[.D40]+[.D41]+[.D42])=0;0;([.C37]*[.D37]+[.C38]*[.D38]+[.C39]*[.D39]+[.C40]*[.D40]+[.C41]*[.D41]+[.C42]*[.D42])/([.D37]+[.D38]+[.D39]+[.D40]+[.D41]+[.D42]))">
            <text:p>1.33</text:p>
          </table:table-cell>
          <table:table-cell table:style-name="ce5" table:formula="oooc:=['Synthesis'.B29]"/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3" office:value-type="string" office:value="Pode ser instalado em varias versões linux(Ubuntu, Slackware, Pfsense entre outras ), podendo ou não ser utilizada juntamente com um proxy.">
              <text:p>Pode ser instalado em varias versões linux(Ubuntu, Slackware, Pfsense entre outras ), podendo ou não ser utilizada juntamente com um proxy.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0]"/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3" office:value-type="string" office:value="pesquisar sobre https://www.linux.com/learn/filter-content-your-home-network-e2guardian">
              <text:p>pesquisar sobre https://www.linux.com/learn/filter-content-your-home-network-e2guardian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31]"/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32]"/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3" office:value-type="string" office:value="E2Guardian oferece bloqueio por: expressões regulares, analise de conteudo do corpo e cabeçalho de páginas, deep url scanning que permite bloqueio de imagens, extensões, frases, Naughtiness limit e etc.">
              <text:p>E2Guardian oferece bloqueio por: expressões regulares, analise de conteudo do corpo e cabeçalho de páginas, deep url scanning que permite bloqueio de imagens, extensões, frases, Naughtiness limit e etc.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3]"/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3" office:value-type="string" office:value="Existem ao todo 7 métodos de autenticação: NTLM, Digest, Basic, IP, DNS, LDAP, ">
              <text:p>Existem ao todo 7 métodos de autenticação: NTLM, Digest, Basic, IP, DNS, LDAP, 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4]"/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3" office:value-type="string" office:value="Segundo a wiki disponivel na página do projeto no github , o e2guardian possui integração com squid, tiny proxy, oops ou qualquer outro proxy, porém pela escassez de documentação e tutoriais, a integração pode ser considerada obscura e/ou dificultosa.&#10;há um plugin disponivel proprietário que auxilia na autenticação: userauth">
              <text:p>Segundo a wiki disponivel na página do projeto no github , o e2guardian possui integração com squid, tiny proxy, oops ou qualquer outro proxy, porém pela escassez de documentação e tutoriais, a integração pode ser considerada obscura e/ou dificultosa.
há um plugin disponivel proprietário que auxilia na autenticação: userauth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5]"/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67" table:formula="oooc:=IF(([.D44]+[.D45]+[.D46])=0;0;([.C44]*[.D44]+[.C45]*[.D45]+[.C46]*[.D46])/([.D44]+[.D45]+[.D46]))">
            <text:p>1.67</text:p>
          </table:table-cell>
          <table:table-cell table:style-name="ce5" table:formula="oooc:=['Synthesis'.B36]"/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3" office:value-type="string" office:value="Escanemento profundo de urls, regex, naugthless, analise de frases, e etc..">
              <text:p>Escanemento profundo de urls, regex, naugthless, analise de frases, e etc..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7]"/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8]"/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9]"/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2" office:value-type="string" office:value="">
            <text:p/>
          </table:table-cell>
          <table:table-cell table:style-name="ce5" office:value-type="float" office:value="1" table:formula="oooc:=IF(([.D48]+[.D49]+[.D50])=0;0;([.C48]*[.D48]+[.C49]*[.D49]+[.C50]*[.D50])/([.D48]+[.D49]+[.D50]))">
            <text:p>1</text:p>
          </table:table-cell>
          <table:table-cell table:style-name="ce5" table:formula="oooc:=['Synthesis'.B40]"/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3" office:value-type="string" office:value="Na opção realtime do e2guardian é possivel ver os ip´s de destino, o usuario logado, horario de acesso e status de bloqueio, porém apresentação das informações se limitam as essas funções citadas.">
              <text:p>Na opção realtime do e2guardian é possivel ver os ip´s de destino, o usuario logado, horario de acesso e status de bloqueio, porém apresentação das informações se limitam as essas funções citadas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1]"/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3" office:value-type="string" office:value="Segundo perguntas forum da netgate, disponivel no link: https://forum.netgate.com/topic/130802/relatorio-de-acesso-e2guardian/6&#10;Só é possive gerar relatórios do e2guardian usando lightsquid com este patch e os logs do e2guardian no formato squid">
              <text:p>Segundo perguntas forum da netgate, disponivel no link: https://forum.netgate.com/topic/130802/relatorio-de-acesso-e2guardian/6
Só é possive gerar relatórios do e2guardian usando lightsquid com este patch e os logs do e2guardian no formato squid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2]"/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3" office:value-type="string" office:value="2 vulnerabilidades detectadas no teste.">
              <text:p>2 vulnerabilidades detectadas no teste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3]"/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" table:formula="oooc:=IF(([.D52]+[.D53]+[.D54])=0;0;([.C52]*[.D52]+[.C53]*[.D53]+[.C54]*[.D54])/([.D52]+[.D53]+[.D54]))">
            <text:p>1</text:p>
          </table:table-cell>
          <table:table-cell table:style-name="ce5" table:formula="oooc:=['Synthesis'.B44]"/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3" office:value-type="string" office:value="Para uso sem proxy e com autenticação via IP o e2guardian se torna de facil configuração, porém se necessário uso de metodo de autenticação diferente do já citado anteriormente, a configuração se torna mais complexa.">
              <text:p>Para uso sem proxy e com autenticação via IP o e2guardian se torna de facil configuração, porém se necessário uso de metodo de autenticação diferente do já citado anteriormente, a configuração se torna mais complexa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5]"/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3" office:value-type="string" office:value="Há suporte apenas para o idioma inglês">
              <text:p>Há suporte apenas para o idioma inglês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46]"/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7]"/>
          </table:table-row>
        </table:table-row-group>
      </table:table>
      <table:table table:name="SquidGuard 1.4" table:style-name="ta1" table:print="false" table:protected="true">
        <table:table-protection table:select-protected-cells="true" table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Evaluation of SquidGuard 1.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Application</text:p>
          </table:table-cell>
          <table:table-cell table:style-name="ce8" office:value-type="string">
            <text:p>SquidGuard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Release</text:p>
          </table:table-cell>
          <table:table-cell table:style-name="ce8" office:value-type="string">
            <text:p>1.4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License</text:p>
          </table:table-cell>
          <table:table-cell table:style-name="ce8" office:value-type="string">
            <text:p>GNU GPL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Website</text:p>
          </table:table-cell>
          <table:table-cell table:style-name="ce8" office:value-type="string">
            <text:p>http://www.squidguard.org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Description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Authors</text:p>
          </table:table-cell>
          <table:table-cell table:style-name="ce8" office:value-type="string">
            <text:p>Viviane Alves (vivianeaspx@gmail.com)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Creation date</text:p>
          </table:table-cell>
          <table:table-cell table:style-name="ce8" office:value-type="string">
            <text:p>2018-12-23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Validation date</text:p>
          </table:table-cell>
          <table:table-cell table:style-name="ce8" office:value-type="string">
            <text:p>2019-01-01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1" office:value-type="string">
            <text:p>Comment</text:p>
          </table:table-cell>
          <table:table-cell table:style-name="ce12" office:value-type="string">
            <text:p>Score</text:p>
          </table:table-cell>
          <table:table-cell table:style-name="ce12" office:value-type="string">
            <text:p>Weight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75" table:formula="oooc:=IF(([.D16]+[.D21]+[.D26]+[.D31])=0;0;([.C16]*[.D16]+[.C21]*[.D21]+[.C26]*[.D26]+[.C31]*[.D31])/([.D16]+[.D21]+[.D26]+[.D31]))">
            <text:p>0.75</text:p>
          </table:table-cell>
          <table:table-cell table:style-name="ce5" table:formula="oooc:=['Synthesis'.B8]"/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.25" table:formula="oooc:=IF(([.D17]+[.D18]+[.D19]+[.D20])=0;0;([.C17]*[.D17]+[.C18]*[.D18]+[.C19]*[.D19]+[.C20]*[.D20])/([.D17]+[.D18]+[.D19]+[.D20]))">
              <text:p>1.25</text:p>
            </table:table-cell>
            <table:table-cell table:style-name="ce6" table:formula="oooc:=['Synthesis'.B9]"/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office:value-type="string" office:value="Provavelmente o projeto foi criado em 1999">
                <text:p>Provavelmente o projeto foi criado em 1999</text:p>
              </table:table-cell>
              <table:table-cell office:value-type="float" office:value="2">
                <text:p>2</text:p>
              </table:table-cell>
              <table:table-cell table:formula="oooc:=['Synthesis'.B10]"/>
            </table:table-row>
            <table:table-row table:style-name="ro1">
              <table:table-cell office:value-type="string" office:value="History">
                <text:p>History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1]"/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12]"/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office:value-type="string" office:value="Muitos tutoriais diponiveis no buscador do google, quanto no youtube">
                <text:p>Muitos tutoriais diponiveis no buscador do google, quanto no youtube</text:p>
              </table:table-cell>
              <table:table-cell office:value-type="float" office:value="2">
                <text:p>2</text:p>
              </table:table-cell>
              <table:table-cell table:formula="oooc:=['Synthesis'.B13]"/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5" table:formula="oooc:=IF(([.D22]+[.D23]+[.D24]+[.D25])=0;0;([.C22]*[.D22]+[.C23]*[.D23]+[.C24]*[.D24]+[.C25]*[.D25])/([.D22]+[.D23]+[.D24]+[.D25]))">
              <text:p>0.5</text:p>
            </table:table-cell>
            <table:table-cell table:style-name="ce6" table:formula="oooc:=['Synthesis'.B14]"/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15]"/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office:value-type="string" office:value="Há existência de vários patchs de correção de bugs, porem o projeto parou de lançar novas versões sendo que a mais recente é uma beta da versão 1.5">
                <text:p>Há existência de vários patchs de correção de bugs, porem o projeto parou de lançar novas versões sendo que a mais recente é uma beta da versão 1.5</text:p>
              </table:table-cell>
              <table:table-cell office:value-type="float" office:value="1">
                <text:p>1</text:p>
              </table:table-cell>
              <table:table-cell table:formula="oooc:=['Synthesis'.B16]"/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office:value-type="string" office:value="A ultima adição de funcionalidade foi na beta da versão 1.5 na qual foi inserida a autenticação via MySQL">
                <text:p>A ultima adição de funcionalidade foi na beta da versão 1.5 na qual foi inserida a autenticação via MySQL</text:p>
              </table:table-cell>
              <table:table-cell office:value-type="float" office:value="0">
                <text:p>0</text:p>
              </table:table-cell>
              <table:table-cell table:formula="oooc:=['Synthesis'.B17]"/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office:value-type="string" office:value="Até 2015 havia atividades relacionadas a produção de releases e versões betas/alfas e patchs, atualmente o projeto sem encontra em situção desconhecida, não sendo lança nehuma atualização do software depois de 2015, Informações retiradas da página: http://www.squidguard.org/Downloads/">
                <text:p>Até 2015 havia atividades relacionadas a produção de releases e versões betas/alfas e patchs, atualmente o projeto sem encontra em situção desconhecida, não sendo lança nehuma atualização do software depois de 2015, Informações retiradas da página: http://www.squidguard.org/Downloads/</text:p>
              </table:table-cell>
              <table:table-cell office:value-type="float" office:value="1">
                <text:p>1</text:p>
              </table:table-cell>
              <table:table-cell table:formula="oooc:=['Synthesis'.B18]"/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 table:formula="oooc:=IF(([.D27]+[.D28]+[.D29]+[.D30])=0;0;([.C27]*[.D27]+[.C28]*[.D28]+[.C29]*[.D29]+[.C30]*[.D30])/([.D27]+[.D28]+[.D29]+[.D30]))">
              <text:p>1</text:p>
            </table:table-cell>
            <table:table-cell table:style-name="ce6" table:formula="oooc:=['Synthesis'.B19]"/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office:value-type="string" office:value="A detentora dos direitos é a shalla security services KG, a mesma que mantem a blacklist shallalist">
                <text:p>A detentora dos direitos é a shalla security services KG, a mesma que mantem a blacklist shallalist</text:p>
              </table:table-cell>
              <table:table-cell office:value-type="float" office:value="2">
                <text:p>2</text:p>
              </table:table-cell>
              <table:table-cell table:formula="oooc:=['Synthesis'.B20]"/>
            </table:table-row>
            <table:table-row table:style-name="ro1">
              <table:table-cell office:value-type="string" office:value="Roadmap">
                <text:p>Roadmap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1]"/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2]"/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office:value-type="string" office:value="">
                <text:p/>
              </table:table-cell>
              <table:table-cell office:value-type="float" office:value="2">
                <text:p>2</text:p>
              </table:table-cell>
              <table:table-cell table:formula="oooc:=['Synthesis'.B23]"/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25" table:formula="oooc:=IF(([.D32]+[.D33]+[.D34]+[.D35])=0;0;([.C32]*[.D32]+[.C33]*[.D33]+[.C34]*[.D34]+[.C35]*[.D35])/([.D32]+[.D33]+[.D34]+[.D35]))">
              <text:p>0.25</text:p>
            </table:table-cell>
            <table:table-cell table:style-name="ce6" table:formula="oooc:=['Synthesis'.B24]"/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5]"/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office:value-type="string" office:value="Documentação em inglês">
                <text:p>Documentação em inglês</text:p>
              </table:table-cell>
              <table:table-cell office:value-type="float" office:value="1">
                <text:p>1</text:p>
              </table:table-cell>
              <table:table-cell table:formula="oooc:=['Synthesis'.B26]"/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7]"/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8]"/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5" table:formula="oooc:=IF(([.D37]+[.D38]+[.D39]+[.D40]+[.D41]+[.D42])=0;0;([.C37]*[.D37]+[.C38]*[.D38]+[.C39]*[.D39]+[.C40]*[.D40]+[.C41]*[.D41]+[.C42]*[.D42])/([.D37]+[.D38]+[.D39]+[.D40]+[.D41]+[.D42]))">
            <text:p>1.5</text:p>
          </table:table-cell>
          <table:table-cell table:style-name="ce5" table:formula="oooc:=['Synthesis'.B29]"/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3" office:value-type="string" office:value="Gentoo, Solaris 2.8, OpenBSD, NetBSD e outros sistemas operacionais baseadas em UNIX">
              <text:p>Gentoo, Solaris 2.8, OpenBSD, NetBSD e outros sistemas operacionais baseadas em UNIX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0]"/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1]"/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32]"/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3]"/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3" office:value-type="string" office:value="Local, LDAP, Radius, Captive Portal e Mysql (Disponivel na versão 1.5  do SquidGuard)">
              <text:p>Local, LDAP, Radius, Captive Portal e Mysql (Disponivel na versão 1.5  do SquidGuard)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4]"/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3" office:value-type="string" office:value="Pode ser usada apenas com o proxy squid">
              <text:p>Pode ser usada apenas com o proxy squid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5]"/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33" table:formula="oooc:=IF(([.D44]+[.D45]+[.D46])=0;0;([.C44]*[.D44]+[.C45]*[.D45]+[.C46]*[.D46])/([.D44]+[.D45]+[.D46]))">
            <text:p>1.33</text:p>
          </table:table-cell>
          <table:table-cell table:style-name="ce5" table:formula="oooc:=['Synthesis'.B36]"/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3" office:value-type="string" office:value="IP, URL, Domains e Regular Expressions">
              <text:p>IP, URL, Domains e Regular Expression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7]"/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8]"/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9]"/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2" office:value-type="string" office:value="">
            <text:p/>
          </table:table-cell>
          <table:table-cell table:style-name="ce5" office:value-type="float" office:value="1" table:formula="oooc:=IF(([.D48]+[.D49]+[.D50])=0;0;([.C48]*[.D48]+[.C49]*[.D49]+[.C50]*[.D50])/([.D48]+[.D49]+[.D50]))">
            <text:p>1</text:p>
          </table:table-cell>
          <table:table-cell table:style-name="ce5" table:formula="oooc:=['Synthesis'.B40]"/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1]"/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2]"/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3" office:value-type="string" office:value=" 3 vulnerabilidades detectadas">
              <text:p> 3 vulnerabilidades detectada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3]"/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67" table:formula="oooc:=IF(([.D52]+[.D53]+[.D54])=0;0;([.C52]*[.D52]+[.C53]*[.D53]+[.C54]*[.D54])/([.D52]+[.D53]+[.D54]))">
            <text:p>0.67</text:p>
          </table:table-cell>
          <table:table-cell table:style-name="ce5" table:formula="oooc:=['Synthesis'.B44]"/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5]"/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3" office:value-type="string" office:value="Suporte apenas para o idioma inglês.">
              <text:p>Suporte apenas para o idioma inglês.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46]"/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3" office:value-type="string" office:value="Ao bloquear uma pagina o filtro exibe uma tela de erro que é um padrão do navegador usado.">
              <text:p>Ao bloquear uma pagina o filtro exibe uma tela de erro que é um padrão do navegador usado.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47]"/>
          </table:table-row>
        </table:table-row-group>
      </table:table>
    </office:spreadsheet>
  </office:body>
</office:document-conten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Lucida Sans Unicode" svg:font-family="'Lucida Sans Unicode'" style:font-pitch="variable"/>
    <style:font-face style:name="Tahoma" svg:font-family="'Tahoma'" style:font-pitch="variable"/>
    <style:font-face style:name="Arial" svg:font-family="'Arial'" style:font-pitch="variable"/>
  </office:font-face-decls>
  <office:automatic-styles>
    <style:style style:name="co0" style:family="table-column">
      <style:table-column-properties fo:break-before="auto" style:column-width="4.717cm"/>
    </style:style>
    <style:style style:name="co1" style:family="table-column">
      <style:table-column-properties fo:break-before="auto" style:column-width="5.117cm"/>
    </style:style>
    <style:style style:name="co2" style:family="table-column">
      <style:table-column-properties fo:break-before="auto" style:column-width="10.931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4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color="#ffffff"/>
    </style:style>
    <style:style style:name="ce2" style:family="table-cell" style:parent-style-name="Default">
      <style:table-cell-properties fo:wrap-option="wrap" fo:background-color="#2323dc" fo:border="0.002cm solid #000000" style:vertical-align="middle"/>
      <style:text-properties fo:color="#ffffff" fo:font-weight="bold"/>
    </style:style>
    <style:style style:name="ce3" style:family="table-cell" style:parent-style-name="Default">
      <style:table-cell-properties fo:wrap-option="wrap" fo:background-color="#99ccff" fo:border="0.002cm solid #000000" style:vertical-align="middle"/>
    </style:style>
    <style:style style:name="ce4" style:family="table-cell" style:parent-style-name="Default">
      <style:table-cell-properties fo:wrap-option="wrap" fo:background-color="#ccffff" fo:border="0.002cm solid #000000" style:vertical-align="middle"/>
    </style:style>
    <style:style style:name="ce4c" style:family="table-cell" style:parent-style-name="Default">
      <style:table-cell-properties fo:wrap-option="wrap" fo:background-color="#ccffff" fo:border="0.06pt double #ff950e" style:vertical-align="middle" style:cell-protect="none" style:border-line-width="0.0008in 0.0138in 0.0008in"/>
      <style:paragraph-properties fo:text-align="center"/>
    </style:style>
    <style:style style:name="ce5" style:family="table-cell" style:parent-style-name="Default">
      <style:table-cell-properties fo:background-color="#2323dc" fo:border="0.002cm solid #000000" style:text-align-source="fix" style:repeat-content="false" style:vertical-align="middle"/>
      <style:paragraph-properties fo:text-align="center" fo:margin-left="0cm"/>
      <style:text-properties fo:color="#ffffff" fo:font-weight="bold"/>
    </style:style>
    <style:style style:name="ce5c" style:family="table-cell" style:parent-style-name="Default">
      <style:table-cell-properties fo:background-color="#2323dc" fo:border="0.06pt double #ff950e" style:text-align-source="fix" style:repeat-content="false" style:vertical-align="middle" style:cell-protect="none" style:border-line-width="0.0008in 0.0138in 0.0008in"/>
      <style:paragraph-properties fo:text-align="center" fo:margin-left="0cm"/>
      <style:text-properties fo:color="#ffffff" fo:font-weight="bold"/>
    </style:style>
    <style:style style:name="ce6" style:family="table-cell" style:parent-style-name="Default">
      <style:table-cell-properties fo:background-color="#99ccff" fo:border="0.002cm solid #000000" style:text-align-source="fix" style:repeat-content="false" style:vertical-align="middle"/>
      <style:paragraph-properties fo:text-align="center" fo:margin-left="0cm"/>
    </style:style>
    <style:style style:name="ce6c" style:family="table-cell" style:parent-style-name="Default">
      <style:table-cell-properties fo:background-color="#99ccff" fo:border="0.06pt double #ff950e" style:text-align-source="fix" style:repeat-content="false" style:vertical-align="middle" style:cell-protect="none" style:border-line-width="0.0008in 0.0138in 0.0008in"/>
      <style:paragraph-properties fo:text-align="center" fo:margin-left="0cm"/>
    </style:style>
    <style:style style:name="ce7" style:family="table-cell" style:parent-style-name="Default">
      <style:table-cell-properties fo:background-color="#ccffff" fo:border="0.002cm solid #0000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02cm solid #000000" style:text-align-source="fix" style:repeat-content="false" style:vertical-align="middle"/>
    </style:style>
    <style:style style:name="ce9" style:family="table-cell" style:parent-style-name="Default">
      <style:table-cell-properties fo:border="0.002cm solid #000000" style:text-align-source="fix" style:repeat-content="false" style:vertical-align="middle"/>
      <style:paragraph-properties fo:text-align="center" fo:margin-left="0cm"/>
    </style:style>
    <style:style style:name="ce9c" style:family="table-cell" style:parent-style-name="Default">
      <style:table-cell-properties fo:border="0.06pt double #ff950e" style:text-align-source="fix" style:repeat-content="false" style:vertical-align="middle" style:cell-protect="none" style:border-line-width="0.0008in 0.0138in 0.0008in"/>
      <style:paragraph-properties fo:text-align="center" fo:margin-left="0cm"/>
    </style:style>
    <style:style style:name="ce10" style:family="table-cell" style:parent-style-name="Default">
      <style:table-cell-properties fo:wrap-option="wrap" style:text-align-source="fix" style:repeat-content="false" style:vertical-align="middle"/>
    </style:style>
    <style:style style:name="ce11" style:family="table-cell" style:parent-style-name="Default">
      <style:table-cell-properties fo:wrap-option="wrap" fo:background-color="#000000" fo:border="0.002cm solid #000000" style:vertical-align="middle"/>
      <style:text-properties fo:color="#ffffff" fo:font-weight="bold"/>
    </style:style>
    <style:style style:name="ce12" style:family="table-cell" style:parent-style-name="Default">
      <style:table-cell-properties fo:wrap-option="wrap" fo:background-color="#000000" fo:border="0.002cm solid #000000" style:vertical-align="middle"/>
      <style:paragraph-properties fo:text-align="center"/>
      <style:text-properties fo:color="#ffffff" fo:font-weight="bold"/>
    </style:style>
    <style:style style:name="ce13" style:family="table-cell" style:parent-style-name="Default">
      <style:table-cell-properties style:vertical-align="middle"/>
      <style:text-properties fo:color="#000000" fo:font-weight="bold"/>
    </style:style>
    <style:style style:name="ce14" style:family="table-cell" style:parent-style-name="Default">
      <style:table-cell-properties style:vertical-align="middle"/>
      <style:text-properties fo:color="#000000" fo:font-weight="bold" fo:font-size="12pt"/>
    </style:style>
    <style:style style:name="ce15" style:family="table-cell" style:parent-style-name="Default">
      <style:table-cell-properties style:vertical-align="middle"/>
      <style:text-properties fo:color="#000000" fo:font-weight="bold" fo:font-size="14pt"/>
    </style:style>
    <style:style style:name="ce16" style:family="table-cell" style:parent-style-name="Default">
      <style:table-cell-properties style:vertical-align="middle"/>
      <style:text-properties fo:color="#000000" fo:font-style="italic"/>
    </style:style>
    <style:style style:name="ce17" style:family="table-cell" style:parent-style-name="Default">
      <style:table-cell-properties style:vertical-align="middle"/>
      <style:text-properties fo:color="#000000"/>
    </style:style>
    <style:style style:name="ce18" style:family="table-cell" style:parent-style-name="Default">
      <style:table-cell-properties style:vertical-align="middle"/>
      <style:text-properties fo:color="#000000" fo:font-weight="bold" style:text-underline-style="solid" style:text-underline-width="auto" style:text-underline-color="font-color"/>
    </style:style>
  </office:automatic-styles>
  <office:body>
    <office:spreadsheet>
      <table:content-validations>
        <table:content-validation table:name="val1" table:condition="oooc:cell-content-is-whole-number() and cell-content()&gt;=0" table:allow-empty-cell="false" table:base-cell-address="B6">
          <table:help-message table:title="" table:display="true">
            <text:p/>
          </table:help-message>
          <table:error-message table:message-type="stop" table:title="" table:display="true">
            <text:p/>
          </table:error-message>
        </table:content-validation>
      </table:content-validations>
      <table:table table:name="Introduction" table:style-name="ta1" table:print="false" table:protected="true">
        <table:table-protection table:select-protected-cells="true" table:select-unprotected-cells="true"/>
        <table:table-column table:style-name="co4" table:default-cell-style-name="ce1"/>
        <table:table-column table:style-name="co0" table:default-cell-style-name="ce1"/>
        <table:table-column table:style-name="co0" table:default-cell-style-name="ce1"/>
        <table:table-column table:style-name="co0" table:default-cell-style-name="ce1"/>
        <table:table-column table:style-name="co0" table:default-cell-style-name="ce1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Introductio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3" office:value-type="string">
            <text:p>Version</text:p>
          </table:table-cell>
          <table:table-cell table:style-name="ce17" office:value-type="string">
            <text:p>1.0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Date</text:p>
          </table:table-cell>
          <table:table-cell table:style-name="ce17" office:value-type="string">
            <text:p>05/03/2019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8" office:value-type="string">
            <text:p>Tabs are organized as follow: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Introduction</text:p>
          </table:table-cell>
          <table:table-cell table:style-name="ce17" office:value-type="string">
            <text:p>This tab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Synthesis</text:p>
          </table:table-cell>
          <table:table-cell table:style-name="ce17" office:value-type="string">
            <text:p>Dynamic comparison of evaluated solutions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Criteria</text:p>
          </table:table-cell>
          <table:table-cell table:style-name="ce17" office:value-type="string">
            <text:p>Explanation of criteria used to evaluate the solutions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C-ICAP </text:p>
          </table:table-cell>
          <table:table-cell table:style-name="ce17" office:value-type="string">
            <text:p>QSOS community evaluation of C-ICAP 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E2Guardian 5</text:p>
          </table:table-cell>
          <table:table-cell table:style-name="ce17" office:value-type="string">
            <text:p>QSOS community evaluation of E2Guardian 5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3" office:value-type="string">
            <text:p>SquidGuard 1.4</text:p>
          </table:table-cell>
          <table:table-cell table:style-name="ce17" office:value-type="string">
            <text:p>QSOS community evaluation of SquidGuard 1.4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8" office:value-type="string">
            <text:p>NB :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6" office:value-type="string">
            <text:p>This document, except column B (Weight) in the next tab (Synthesis), is protected against modifications,
in order to avoid errors.

To remove this protection please use the menu Tools/Protect Document/Sheet...</text:p>
          </table:table-cell>
          <table:table-cell table:style-name="ce1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18" office:value-type="string">
            <text:p>This document is distributed under the GNU Free Documentation License (http://www.gnu.org/copyleft/fdl.html).
You are free to use and modify it, as long as you share your modifications when you distribute them (contribute on http://www.qsos.org).</text:p>
          </table:table-cell>
          <table:table-cell table:style-name="ce1" table:number-columns-repeated="2"/>
        </table:table-row>
      </table:table>
      <table:table table:name="Synthesis" table:style-name="ta1" table:print="false" table:protected="true">
        <table:table-protection table:select-protected-cells="true" table:select-unprotected-cells="true"/>
        <table:table-column table:style-name="co0" table:default-cell-style-name="ce4"/>
        <table:table-column table:style-name="co4" table:default-cell-style-name="ce7"/>
        <table:table-column table:style-name="co0" table:default-cell-style-name="ce7"/>
        <table:table-column table:style-name="co0" table:default-cell-style-name="ce7"/>
        <table:table-column table:style-name="co0" table:default-cell-style-name="ce7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Synthesis and dynamic compariso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6" office:value-type="string">
            <text:p>You can modify weights of criteria in column B (Weight)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2" office:value-type="string">
            <text:p>Weight</text:p>
          </table:table-cell>
          <table:table-cell table:style-name="ce12" office:value-type="string">
            <text:p>C-ICAP </text:p>
          </table:table-cell>
          <table:table-cell table:style-name="ce12" office:value-type="string">
            <text:p>E2Guardian 5</text:p>
          </table:table-cell>
          <table:table-cell table:style-name="ce12" office:value-type="string">
            <text:p>SquidGuard 1.4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15]"/>
          <table:table-cell table:style-name="ce5" table:formula="oooc:=['E2Guardian 5'.C15]"/>
          <table:table-cell table:style-name="ce5" table:formula="oooc:=['SquidGuard 1.4'.C15]"/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16]"/>
            <table:table-cell table:style-name="ce6" table:formula="oooc:=['E2Guardian 5'.C16]"/>
            <table:table-cell table:style-name="ce6" table:formula="oooc:=['SquidGuard 1.4'.C16]"/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17]"/>
              <table:table-cell table:formula="oooc:=['E2Guardian 5'.C17]"/>
              <table:table-cell table:formula="oooc:=['SquidGuard 1.4'.C17]"/>
            </table:table-row>
            <table:table-row table:style-name="ro1">
              <table:table-cell office:value-type="string" office:value="History">
                <text:p>History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18]"/>
              <table:table-cell table:formula="oooc:=['E2Guardian 5'.C18]"/>
              <table:table-cell table:formula="oooc:=['SquidGuard 1.4'.C18]"/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19]"/>
              <table:table-cell table:formula="oooc:=['E2Guardian 5'.C19]"/>
              <table:table-cell table:formula="oooc:=['SquidGuard 1.4'.C19]"/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0]"/>
              <table:table-cell table:formula="oooc:=['E2Guardian 5'.C20]"/>
              <table:table-cell table:formula="oooc:=['SquidGuard 1.4'.C20]"/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21]"/>
            <table:table-cell table:style-name="ce6" table:formula="oooc:=['E2Guardian 5'.C21]"/>
            <table:table-cell table:style-name="ce6" table:formula="oooc:=['SquidGuard 1.4'.C21]"/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2]"/>
              <table:table-cell table:formula="oooc:=['E2Guardian 5'.C22]"/>
              <table:table-cell table:formula="oooc:=['SquidGuard 1.4'.C22]"/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3]"/>
              <table:table-cell table:formula="oooc:=['E2Guardian 5'.C23]"/>
              <table:table-cell table:formula="oooc:=['SquidGuard 1.4'.C23]"/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4]"/>
              <table:table-cell table:formula="oooc:=['E2Guardian 5'.C24]"/>
              <table:table-cell table:formula="oooc:=['SquidGuard 1.4'.C24]"/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5]"/>
              <table:table-cell table:formula="oooc:=['E2Guardian 5'.C25]"/>
              <table:table-cell table:formula="oooc:=['SquidGuard 1.4'.C25]"/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26]"/>
            <table:table-cell table:style-name="ce6" table:formula="oooc:=['E2Guardian 5'.C26]"/>
            <table:table-cell table:style-name="ce6" table:formula="oooc:=['SquidGuard 1.4'.C26]"/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7]"/>
              <table:table-cell table:formula="oooc:=['E2Guardian 5'.C27]"/>
              <table:table-cell table:formula="oooc:=['SquidGuard 1.4'.C27]"/>
            </table:table-row>
            <table:table-row table:style-name="ro1">
              <table:table-cell office:value-type="string" office:value="Roadmap">
                <text:p>Roadmap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8]"/>
              <table:table-cell table:formula="oooc:=['E2Guardian 5'.C28]"/>
              <table:table-cell table:formula="oooc:=['SquidGuard 1.4'.C28]"/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29]"/>
              <table:table-cell table:formula="oooc:=['E2Guardian 5'.C29]"/>
              <table:table-cell table:formula="oooc:=['SquidGuard 1.4'.C29]"/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0]"/>
              <table:table-cell table:formula="oooc:=['E2Guardian 5'.C30]"/>
              <table:table-cell table:formula="oooc:=['SquidGuard 1.4'.C30]"/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31]"/>
            <table:table-cell table:style-name="ce6" table:formula="oooc:=['E2Guardian 5'.C31]"/>
            <table:table-cell table:style-name="ce6" table:formula="oooc:=['SquidGuard 1.4'.C31]"/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2]"/>
              <table:table-cell table:formula="oooc:=['E2Guardian 5'.C32]"/>
              <table:table-cell table:formula="oooc:=['SquidGuard 1.4'.C32]"/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3]"/>
              <table:table-cell table:formula="oooc:=['E2Guardian 5'.C33]"/>
              <table:table-cell table:formula="oooc:=['SquidGuard 1.4'.C33]"/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4]"/>
              <table:table-cell table:formula="oooc:=['E2Guardian 5'.C34]"/>
              <table:table-cell table:formula="oooc:=['SquidGuard 1.4'.C34]"/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table:style-name="ce4c" office:value-type="float" office:value="1" table:content-validation-name="val1">
                <text:p>1</text:p>
              </table:table-cell>
              <table:table-cell table:formula="oooc:=['C-ICAP '.C35]"/>
              <table:table-cell table:formula="oooc:=['E2Guardian 5'.C35]"/>
              <table:table-cell table:formula="oooc:=['SquidGuard 1.4'.C35]"/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36]"/>
          <table:table-cell table:style-name="ce5" table:formula="oooc:=['E2Guardian 5'.C36]"/>
          <table:table-cell table:style-name="ce5" table:formula="oooc:=['SquidGuard 1.4'.C36]"/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37]"/>
            <table:table-cell table:style-name="ce6" table:formula="oooc:=['E2Guardian 5'.C37]"/>
            <table:table-cell table:style-name="ce6" table:formula="oooc:=['SquidGuard 1.4'.C37]"/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38]"/>
            <table:table-cell table:style-name="ce6" table:formula="oooc:=['E2Guardian 5'.C38]"/>
            <table:table-cell table:style-name="ce6" table:formula="oooc:=['SquidGuard 1.4'.C38]"/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39]"/>
            <table:table-cell table:style-name="ce6" table:formula="oooc:=['E2Guardian 5'.C39]"/>
            <table:table-cell table:style-name="ce6" table:formula="oooc:=['SquidGuard 1.4'.C39]"/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0]"/>
            <table:table-cell table:style-name="ce6" table:formula="oooc:=['E2Guardian 5'.C40]"/>
            <table:table-cell table:style-name="ce6" table:formula="oooc:=['SquidGuard 1.4'.C40]"/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1]"/>
            <table:table-cell table:style-name="ce6" table:formula="oooc:=['E2Guardian 5'.C41]"/>
            <table:table-cell table:style-name="ce6" table:formula="oooc:=['SquidGuard 1.4'.C41]"/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2]"/>
            <table:table-cell table:style-name="ce6" table:formula="oooc:=['E2Guardian 5'.C42]"/>
            <table:table-cell table:style-name="ce6" table:formula="oooc:=['SquidGuard 1.4'.C42]"/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43]"/>
          <table:table-cell table:style-name="ce5" table:formula="oooc:=['E2Guardian 5'.C43]"/>
          <table:table-cell table:style-name="ce5" table:formula="oooc:=['SquidGuard 1.4'.C43]"/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4]"/>
            <table:table-cell table:style-name="ce6" table:formula="oooc:=['E2Guardian 5'.C44]"/>
            <table:table-cell table:style-name="ce6" table:formula="oooc:=['SquidGuard 1.4'.C44]"/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5]"/>
            <table:table-cell table:style-name="ce6" table:formula="oooc:=['E2Guardian 5'.C45]"/>
            <table:table-cell table:style-name="ce6" table:formula="oooc:=['SquidGuard 1.4'.C45]"/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6]"/>
            <table:table-cell table:style-name="ce6" table:formula="oooc:=['E2Guardian 5'.C46]"/>
            <table:table-cell table:style-name="ce6" table:formula="oooc:=['SquidGuard 1.4'.C46]"/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47]"/>
          <table:table-cell table:style-name="ce5" table:formula="oooc:=['E2Guardian 5'.C47]"/>
          <table:table-cell table:style-name="ce5" table:formula="oooc:=['SquidGuard 1.4'.C47]"/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8]"/>
            <table:table-cell table:style-name="ce6" table:formula="oooc:=['E2Guardian 5'.C48]"/>
            <table:table-cell table:style-name="ce6" table:formula="oooc:=['SquidGuard 1.4'.C48]"/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49]"/>
            <table:table-cell table:style-name="ce6" table:formula="oooc:=['E2Guardian 5'.C49]"/>
            <table:table-cell table:style-name="ce6" table:formula="oooc:=['SquidGuard 1.4'.C49]"/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50]"/>
            <table:table-cell table:style-name="ce6" table:formula="oooc:=['E2Guardian 5'.C50]"/>
            <table:table-cell table:style-name="ce6" table:formula="oooc:=['SquidGuard 1.4'.C50]"/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5c" office:value-type="float" office:value="1" table:content-validation-name="val1">
            <text:p>1</text:p>
          </table:table-cell>
          <table:table-cell table:style-name="ce5" table:formula="oooc:=['C-ICAP '.C51]"/>
          <table:table-cell table:style-name="ce5" table:formula="oooc:=['E2Guardian 5'.C51]"/>
          <table:table-cell table:style-name="ce5" table:formula="oooc:=['SquidGuard 1.4'.C51]"/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52]"/>
            <table:table-cell table:style-name="ce6" table:formula="oooc:=['E2Guardian 5'.C52]"/>
            <table:table-cell table:style-name="ce6" table:formula="oooc:=['SquidGuard 1.4'.C52]"/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53]"/>
            <table:table-cell table:style-name="ce6" table:formula="oooc:=['E2Guardian 5'.C53]"/>
            <table:table-cell table:style-name="ce6" table:formula="oooc:=['SquidGuard 1.4'.C53]"/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6c" office:value-type="float" office:value="1" table:content-validation-name="val1">
              <text:p>1</text:p>
            </table:table-cell>
            <table:table-cell table:style-name="ce6" table:formula="oooc:=['C-ICAP '.C54]"/>
            <table:table-cell table:style-name="ce6" table:formula="oooc:=['E2Guardian 5'.C54]"/>
            <table:table-cell table:style-name="ce6" table:formula="oooc:=['SquidGuard 1.4'.C54]"/>
          </table:table-row>
        </table:table-row-group>
      </table:table>
      <table:table table:name="Criteria" table:style-name="ta1" table:print="false" table:protected="true">
        <table:table-protection table:select-protected-cells="true" table:select-unprotected-cells="true"/>
        <table:table-column table:style-name="co0" table:default-cell-style-name="ce4"/>
        <table:table-column table:style-name="co0" table:default-cell-style-name="ce4"/>
        <table:table-column table:style-name="co0" table:default-cell-style-name="ce4"/>
        <table:table-column table:style-name="co0" table:default-cell-style-name="ce4"/>
        <table:table-column table:style-name="co0" table:default-cell-style-name="ce4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Description of used criteria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QSOS version</text:p>
          </table:table-cell>
          <table:table-cell table:style-name="ce8" office:value-type="string">
            <text:p>1.0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Template version</text:p>
          </table:table-cell>
          <table:table-cell table:style-name="ce8" office:value-type="string">
            <text:p>1.0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1" office:value-type="string">
            <text:p>Description</text:p>
          </table:table-cell>
          <table:table-cell table:style-name="ce12" office:value-type="string">
            <text:p>Score 0</text:p>
          </table:table-cell>
          <table:table-cell table:style-name="ce12" office:value-type="string">
            <text:p>Score 1</text:p>
          </table:table-cell>
          <table:table-cell table:style-name="ce12" office:value-type="string">
            <text:p>Score 2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2" office:value-type="string" office:value="Maturity of the project in charge of the product's development and maintenance">
            <text:p>Maturity of the project in charge of the product's development and maintenance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3" office:value-type="string" office:value="Project's history and heritage">
              <text:p>Project's history and heritage</text:p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office:value-type="string" office:value="">
                <text:p/>
              </table:table-cell>
              <table:table-cell office:value-type="string" office:value="Less than three months">
                <text:p>Less than three months</text:p>
              </table:table-cell>
              <table:table-cell office:value-type="string" office:value="between three months and three years">
                <text:p>between three months and three years</text:p>
              </table:table-cell>
              <table:table-cell office:value-type="string" office:value="More than three years">
                <text:p>More than three years</text:p>
              </table:table-cell>
            </table:table-row>
            <table:table-row table:style-name="ro1">
              <table:table-cell office:value-type="string" office:value="History">
                <text:p>History</text:p>
              </table:table-cell>
              <table:table-cell office:value-type="string" office:value="">
                <text:p/>
              </table:table-cell>
              <table:table-cell office:value-type="string" office:value="The software has many problems which can be prohibitive">
                <text:p>The software has many problems which can be prohibitive</text:p>
              </table:table-cell>
              <table:table-cell office:value-type="string" office:value="No major crisis, or unknown history">
                <text:p>No major crisis, or unknown history</text:p>
              </table:table-cell>
              <table:table-cell office:value-type="string" office:value="Good past experience in crisis management">
                <text:p>Good past experience in crisis management</text:p>
              </table:table-cell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office:value-type="string" office:value="">
                <text:p/>
              </table:table-cell>
              <table:table-cell office:value-type="string" office:value="Very few identified croe developers">
                <text:p>Very few identified croe developers</text:p>
              </table:table-cell>
              <table:table-cell office:value-type="string" office:value="Few active core developers">
                <text:p>Few active core developers</text:p>
              </table:table-cell>
              <table:table-cell office:value-type="string" office:value="Important core development team identified">
                <text:p>Important core development team identified</text:p>
              </table:table-cell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office:value-type="string" office:value="">
                <text:p/>
              </table:table-cell>
              <table:table-cell office:value-type="string" office:value="Very few identified users">
                <text:p>Very few identified users</text:p>
              </table:table-cell>
              <table:table-cell office:value-type="string" office:value="Usage can be detected">
                <text:p>Usage can be detected</text:p>
              </table:table-cell>
              <table:table-cell office:value-type="string" office:value="Many known users and references">
                <text:p>Many known users and references</text:p>
              </table:table-cell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3" office:value-type="string" office:value="Activity inside and around the project">
              <text:p>Activity inside and around the project</text:p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office:value-type="string" office:value="">
                <text:p/>
              </table:table-cell>
              <table:table-cell office:value-type="string" office:value="No real community nor activity (forum, mailing list...)">
                <text:p>No real community nor activity (forum, mailing list...)</text:p>
              </table:table-cell>
              <table:table-cell office:value-type="string" office:value="Community with significant activity">
                <text:p>Community with significant activity</text:p>
              </table:table-cell>
              <table:table-cell office:value-type="string" office:value="Strong community with vivid activity in forums, with many contributors and supporters">
                <text:p>Strong community with vivid activity in forums, with many contributors and supporters</text:p>
              </table:table-cell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office:value-type="string" office:value="">
                <text:p/>
              </table:table-cell>
              <table:table-cell office:value-type="string" office:value="Low reactivity in forums and mailing lists, or no mention about bugfixes in release notes">
                <text:p>Low reactivity in forums and mailing lists, or no mention about bugfixes in release notes</text:p>
              </table:table-cell>
              <table:table-cell office:value-type="string" office:value="Existing activity but without any clearly defined process or with long resolution times">
                <text:p>Existing activity but without any clearly defined process or with long resolution times</text:p>
              </table:table-cell>
              <table:table-cell office:value-type="string" office:value="Strong reactivity based on roles and task assignments">
                <text:p>Strong reactivity based on roles and task assignments</text:p>
              </table:table-cell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office:value-type="string" office:value="">
                <text:p/>
              </table:table-cell>
              <table:table-cell office:value-type="string" office:value="Few or no new features">
                <text:p>Few or no new features</text:p>
              </table:table-cell>
              <table:table-cell office:value-type="string" office:value="Product's evolution is led by a dedicated team or by users, but without a clearly stated process">
                <text:p>Product's evolution is led by a dedicated team or by users, but without a clearly stated process</text:p>
              </table:table-cell>
              <table:table-cell office:value-type="string" office:value="Feature request process is industiralized, an associated roadmap is available">
                <text:p>Feature request process is industiralized, an associated roadmap is available</text:p>
              </table:table-cell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office:value-type="string" office:value="">
                <text:p/>
              </table:table-cell>
              <table:table-cell office:value-type="string" office:value="Very low activity on the production or development versions (alpha, beta)">
                <text:p>Very low activity on the production or development versions (alpha, beta)</text:p>
              </table:table-cell>
              <table:table-cell office:value-type="string" office:value="Activity on production or development versions (alpha, beta), with frequent minor corrective versions">
                <text:p>Activity on production or development versions (alpha, beta), with frequent minor corrective versions</text:p>
              </table:table-cell>
              <table:table-cell office:value-type="string" office:value="Important activity with frequent corrective versions and planned major versions linked with the roadmap">
                <text:p>Important activity with frequent corrective versions and planned major versions linked with the roadmap</text:p>
              </table:table-cell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3" office:value-type="string" office:value="Project Strategy">
              <text:p>Project Strategy</text:p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office:value-type="string" office:value="">
                <text:p/>
              </table:table-cell>
              <table:table-cell office:value-type="string" office:value="Rights are held by a few individuals or commercial entities">
                <text:p>Rights are held by a few individuals or commercial entities</text:p>
              </table:table-cell>
              <table:table-cell office:value-type="string" office:value="Rights are uniformly held by many individuals">
                <text:p>Rights are uniformly held by many individuals</text:p>
              </table:table-cell>
              <table:table-cell office:value-type="string" office:value="Rights are held by a legal entity or a foundation in which the community trust (eg FSF, Apache, ObjectWeb)">
                <text:p>Rights are held by a legal entity or a foundation in which the community trust (eg FSF, Apache, ObjectWeb)</text:p>
              </table:table-cell>
            </table:table-row>
            <table:table-row table:style-name="ro1">
              <table:table-cell office:value-type="string" office:value="Roadmap">
                <text:p>Roadmap</text:p>
              </table:table-cell>
              <table:table-cell office:value-type="string" office:value="">
                <text:p/>
              </table:table-cell>
              <table:table-cell office:value-type="string" office:value="No roadmap published">
                <text:p>No roadmap published</text:p>
              </table:table-cell>
              <table:table-cell office:value-type="string" office:value="Roadmap without planning">
                <text:p>Roadmap without planning</text:p>
              </table:table-cell>
              <table:table-cell office:value-type="string" office:value="Versioned roadmap with planning and delay measurements">
                <text:p>Versioned roadmap with planning and delay measurements</text:p>
              </table:table-cell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office:value-type="string" office:value="">
                <text:p/>
              </table:table-cell>
              <table:table-cell office:value-type="string" office:value="No clear and apparent project management">
                <text:p>No clear and apparent project management</text:p>
              </table:table-cell>
              <table:table-cell office:value-type="string" office:value="Project managed by an individual or a single commercial entity">
                <text:p>Project managed by an individual or a single commercial entity</text:p>
              </table:table-cell>
              <table:table-cell office:value-type="string" office:value="strong independance of core team, rights held by a recognized entity">
                <text:p>strong independance of core team, rights held by a recognized entity</text:p>
              </table:table-cell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office:value-type="string" office:value="">
                <text:p/>
              </table:table-cell>
              <table:table-cell office:value-type="string" office:value="Dual distribution with a commercial version along with a functionally limited free one">
                <text:p>Dual distribution with a commercial version along with a functionally limited free one</text:p>
              </table:table-cell>
              <table:table-cell office:value-type="string" office:value="Subparts are only available under a proprietary license (core, plugins...)">
                <text:p>Subparts are only available under a proprietary license (core, plugins...)</text:p>
              </table:table-cell>
              <table:table-cell office:value-type="string" office:value="Completely open and free distribution">
                <text:p>Completely open and free distribution</text:p>
              </table:table-cell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3" office:value-type="string" office:value="Industrialization level of the project">
              <text:p>Industrialization level of the project</text:p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  <table:table-cell table:style-name="ce3" office:value-type="string" office:value="">
              <text:p/>
            </table:table-cell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office:value-type="string" office:value="Existing service offerings (support, training, audit...)">
                <text:p>Existing service offerings (support, training, audit...)</text:p>
              </table:table-cell>
              <table:table-cell office:value-type="string" office:value="No service offering identified">
                <text:p>No service offering identified</text:p>
              </table:table-cell>
              <table:table-cell office:value-type="string" office:value="Limited service offering (geographically, to a single language, to a single supplier or without warranty">
                <text:p>Limited service offering (geographically, to a single language, to a single supplier or without warranty</text:p>
              </table:table-cell>
              <table:table-cell office:value-type="string" office:value="Rich ecosystem of services provided by multiple suppliers, with guaranteed results">
                <text:p>Rich ecosystem of services provided by multiple suppliers, with guaranteed results</text:p>
              </table:table-cell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office:value-type="string" office:value="">
                <text:p/>
              </table:table-cell>
              <table:table-cell office:value-type="string" office:value="No user documentation">
                <text:p>No user documentation</text:p>
              </table:table-cell>
              <table:table-cell office:value-type="string" office:value="Documentation exists but is partly obsolete or restricted to one language or to few details">
                <text:p>Documentation exists but is partly obsolete or restricted to one language or to few details</text:p>
              </table:table-cell>
              <table:table-cell office:value-type="string" office:value="Documentation up to date, translated and possibly adapted to several target readers (enduser, sysadmin, manager...)">
                <text:p>Documentation up to date, translated and possibly adapted to several target readers (enduser, sysadmin, manager...)</text:p>
              </table:table-cell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office:value-type="string" office:value="QA process">
                <text:p>QA process</text:p>
              </table:table-cell>
              <table:table-cell office:value-type="string" office:value="No QA process identified">
                <text:p>No QA process identified</text:p>
              </table:table-cell>
              <table:table-cell office:value-type="string" office:value="Existing QA processes, but they are not formalized or equipped">
                <text:p>Existing QA processes, but they are not formalized or equipped</text:p>
              </table:table-cell>
              <table:table-cell office:value-type="string" office:value="QA process based on standard tools and methodologies">
                <text:p>QA process based on standard tools and methodologies</text:p>
              </table:table-cell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office:value-type="string" office:value="">
                <text:p/>
              </table:table-cell>
              <table:table-cell office:value-type="string" office:value="No convenient way to propose source code modifications">
                <text:p>No convenient way to propose source code modifications</text:p>
              </table:table-cell>
              <table:table-cell office:value-type="string" office:value="Tools are provided to access and modify the code (eg SCM, forge...) but are not really used by core team to develop the product">
                <text:p>Tools are provided to access and modify the code (eg SCM, forge...) but are not really used by core team to develop the product</text:p>
              </table:table-cell>
              <table:table-cell office:value-type="string" office:value="The contributing process is well defined, exposed and respected, it is based on clearly defined roles">
                <text:p>The contributing process is well defined, exposed and respected, it is based on clearly defined roles</text:p>
              </table:table-cell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2" office:value-type="string" office:value="Avalia quais funcionalidades a ferramenta fornece">
            <text:p>Avalia quais funcionalidades a ferramenta fornece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3" office:value-type="string" office:value="Compatibilidade com diferentes ambientes e sistemas operacionais">
              <text:p>Compatibilidade com diferentes ambientes e sistemas operacionais</text:p>
            </table:table-cell>
            <table:table-cell table:style-name="ce3" office:value-type="string" office:value="Tem um ambiente fixo e único">
              <text:p>Tem um ambiente fixo e único</text:p>
            </table:table-cell>
            <table:table-cell table:style-name="ce3" office:value-type="string" office:value="Pode ser utilizado em poucos ambientes">
              <text:p>Pode ser utilizado em poucos ambientes</text:p>
            </table:table-cell>
            <table:table-cell table:style-name="ce3" office:value-type="string" office:value="Suporta várias plataformas, ambientes e sistemas operacionais">
              <text:p>Suporta várias plataformas, ambientes e sistemas operacionais</text:p>
            </table:table-cell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3" office:value-type="string" office:value="Permite criar cotas de uso de internet em determinados horários pré-definidos">
              <text:p>Permite criar cotas de uso de internet em determinados horários pré-definidos</text:p>
            </table:table-cell>
            <table:table-cell table:style-name="ce3" office:value-type="string" office:value="Funcionalidade não suportada ou inexistente">
              <text:p>Funcionalidade não suportada ou inexistente</text:p>
            </table:table-cell>
            <table:table-cell table:style-name="ce3" office:value-type="string" office:value="Funcionalidade existente ou suportada, pórem pouco configurável">
              <text:p>Funcionalidade existente ou suportada, pórem pouco configurável</text:p>
            </table:table-cell>
            <table:table-cell table:style-name="ce3" office:value-type="string" office:value="Oferece várias opções de configuração">
              <text:p>Oferece várias opções de configuração</text:p>
            </table:table-cell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3" office:value-type="string" office:value="Verifica existência de funcionalidades de limitação de protocolos e comunicação externa">
              <text:p>Verifica existência de funcionalidades de limitação de protocolos e comunicação externa</text:p>
            </table:table-cell>
            <table:table-cell table:style-name="ce3" office:value-type="string" office:value="Funcionalidade não suportada ou inexistente">
              <text:p>Funcionalidade não suportada ou inexistente</text:p>
            </table:table-cell>
            <table:table-cell table:style-name="ce3" office:value-type="string" office:value="Existe a funcionalidade, porém é incompleta ou insatisfatória">
              <text:p>Existe a funcionalidade, porém é incompleta ou insatisfatória</text:p>
            </table:table-cell>
            <table:table-cell table:style-name="ce3" office:value-type="string" office:value="A ferramenta oferece bloqueio de protocolos e agentes de comunicação: messengers, webmail, streaming e p2p">
              <text:p>A ferramenta oferece bloqueio de protocolos e agentes de comunicação: messengers, webmail, streaming e p2p</text:p>
            </table:table-cell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3" office:value-type="string" office:value="Aborda as funcionalidades presentes na customização da filtragem de conteúdo: tópicos, URLs específicos lista branca e negra, regex, análise de imagens e etc. ">
              <text:p>Aborda as funcionalidades presentes na customização da filtragem de conteúdo: tópicos, URLs específicos lista branca e negra, regex, análise de imagens e etc. </text:p>
            </table:table-cell>
            <table:table-cell table:style-name="ce3" office:value-type="string" office:value="Não há nenhum tipo de customização de filtros.">
              <text:p>Não há nenhum tipo de customização de filtros.</text:p>
            </table:table-cell>
            <table:table-cell table:style-name="ce3" office:value-type="string" office:value="Há customização de filtros, porém é bastante limitada.">
              <text:p>Há customização de filtros, porém é bastante limitada.</text:p>
            </table:table-cell>
            <table:table-cell table:style-name="ce3" office:value-type="string" office:value="Customização de filtros avançada.">
              <text:p>Customização de filtros avançada.</text:p>
            </table:table-cell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3" office:value-type="string" office:value="Referentes ao métodos de autenticação de usuário.">
              <text:p>Referentes ao métodos de autenticação de usuário.</text:p>
            </table:table-cell>
            <table:table-cell table:style-name="ce3" office:value-type="string" office:value="Não há suporte á autenticação">
              <text:p>Não há suporte á autenticação</text:p>
            </table:table-cell>
            <table:table-cell table:style-name="ce3" office:value-type="string" office:value="Há suporte á autenticação, porém bastante limitada (1 até 3 métodos)">
              <text:p>Há suporte á autenticação, porém bastante limitada (1 até 3 métodos)</text:p>
            </table:table-cell>
            <table:table-cell table:style-name="ce3" office:value-type="string" office:value="Há suporte para autenticação bastante vasta (Mais de 3 métodos)">
              <text:p>Há suporte para autenticação bastante vasta (Mais de 3 métodos)</text:p>
            </table:table-cell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3" office:value-type="string" office:value="Trata da abrangência de integração do filtro de conteúdo com outros softwares / plugins">
              <text:p>Trata da abrangência de integração do filtro de conteúdo com outros softwares / plugins</text:p>
            </table:table-cell>
            <table:table-cell table:style-name="ce3" office:value-type="string" office:value="A ferramenta não permite integração">
              <text:p>A ferramenta não permite integração</text:p>
            </table:table-cell>
            <table:table-cell table:style-name="ce3" office:value-type="string" office:value="Tem pouca integração ou é limitada">
              <text:p>Tem pouca integração ou é limitada</text:p>
            </table:table-cell>
            <table:table-cell table:style-name="ce3" office:value-type="string" office:value="Oferece integração bastante vasta com outras ferramentas e plugins">
              <text:p>Oferece integração bastante vasta com outras ferramentas e plugins</text:p>
            </table:table-cell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2" office:value-type="string" office:value="Mede como a ferramenta bloqueia conteúdo nocivo e permite conteúdo não nocivo.">
            <text:p>Mede como a ferramenta bloqueia conteúdo nocivo e permite conteúdo não nocivo.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3" office:value-type="string" office:value="Verifica as especificidades e diferenciais presentes na análise de conteúdo de páginas web">
              <text:p>Verifica as especificidades e diferenciais presentes na análise de conteúdo de páginas web</text:p>
            </table:table-cell>
            <table:table-cell table:style-name="ce3" office:value-type="string" office:value="A ferramenta não permite uma análise profunda de conteudo, somente de urls.">
              <text:p>A ferramenta não permite uma análise profunda de conteudo, somente de urls.</text:p>
            </table:table-cell>
            <table:table-cell table:style-name="ce3" office:value-type="string" office:value="Há somente uma análise básica.">
              <text:p>Há somente uma análise básica.</text:p>
            </table:table-cell>
            <table:table-cell table:style-name="ce3" office:value-type="string" office:value="A análise é bastante avançada, com suporte á vários métodos de classificação de conteúdo">
              <text:p>A análise é bastante avançada, com suporte á vários métodos de classificação de conteúdo</text:p>
            </table:table-cell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3" office:value-type="string" office:value="Referentes á manutenção de blacklists">
              <text:p>Referentes á manutenção de blacklists</text:p>
            </table:table-cell>
            <table:table-cell table:style-name="ce3" office:value-type="string" office:value="O filtro não aceita blacklists, somente bloqueio manual">
              <text:p>O filtro não aceita blacklists, somente bloqueio manual</text:p>
            </table:table-cell>
            <table:table-cell table:style-name="ce3" office:value-type="string" office:value="Tem suporte a blacklists, mas a atualização das mesmas fica por conta do administrador do sistema.">
              <text:p>Tem suporte a blacklists, mas a atualização das mesmas fica por conta do administrador do sistema.</text:p>
            </table:table-cell>
            <table:table-cell table:style-name="ce3" office:value-type="string" office:value="Tem suporte a blacklists e suas atualizações são automáticas ou podem ser configuradas para trabalhar de forma automatizada.">
              <text:p>Tem suporte a blacklists e suas atualizações são automáticas ou podem ser configuradas para trabalhar de forma automatizada.</text:p>
            </table:table-cell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3" office:value-type="string" office:value="Analisa links e frames de páginas bloqueadas dentro de páginas acessiveis ao usuário">
              <text:p>Analisa links e frames de páginas bloqueadas dentro de páginas acessiveis ao usuário</text:p>
            </table:table-cell>
            <table:table-cell table:style-name="ce3" office:value-type="string" office:value="Links e frames de sites bloqueados são exibidos e acessiveis">
              <text:p>Links e frames de sites bloqueados são exibidos e acessiveis</text:p>
            </table:table-cell>
            <table:table-cell table:style-name="ce3" office:value-type="string" office:value="Os links e frames são exibidos mas não bloqueados de imediato">
              <text:p>Os links e frames são exibidos mas não bloqueados de imediato</text:p>
            </table:table-cell>
            <table:table-cell table:style-name="ce3" office:value-type="string" office:value="frames e links de sites bloqueados não carregam e são imediatamente bloquedos dentro da página">
              <text:p>frames e links de sites bloqueados não carregam e são imediatamente bloquedos dentro da página</text:p>
            </table:table-cell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2" office:value-type="string" office:value="Relativo ao requisitos de segurança e autenticação">
            <text:p>Relativo ao requisitos de segurança e autenticação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3" office:value-type="string" office:value="Avalia a existência de monitoramento nativo de usuarios e sites">
              <text:p>Avalia a existência de monitoramento nativo de usuarios e sites</text:p>
            </table:table-cell>
            <table:table-cell table:style-name="ce3" office:value-type="string" office:value="Não existe suporte nativo de monitoramento ou logs de usuários e sites visitados">
              <text:p>Não existe suporte nativo de monitoramento ou logs de usuários e sites visitados</text:p>
            </table:table-cell>
            <table:table-cell table:style-name="ce3" office:value-type="string" office:value="O monitoramento é limitado ou confuso">
              <text:p>O monitoramento é limitado ou confuso</text:p>
            </table:table-cell>
            <table:table-cell table:style-name="ce3" office:value-type="string" office:value="O monitoramento é avançado e de fácil compreensão">
              <text:p>O monitoramento é avançado e de fácil compreensão</text:p>
            </table:table-cell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3" office:value-type="string" office:value="Aborda o suporte a geração de relatórios">
              <text:p>Aborda o suporte a geração de relatórios</text:p>
            </table:table-cell>
            <table:table-cell table:style-name="ce3" office:value-type="string" office:value="Não há possibilidade de geração de relatório">
              <text:p>Não há possibilidade de geração de relatório</text:p>
            </table:table-cell>
            <table:table-cell table:style-name="ce3" office:value-type="string" office:value="Há possibilidade, mas somente com auxilio de mecanismos ou ferramentas externas">
              <text:p>Há possibilidade, mas somente com auxilio de mecanismos ou ferramentas externas</text:p>
            </table:table-cell>
            <table:table-cell table:style-name="ce3" office:value-type="string" office:value="O filtro gera relatórios de forma nativa, sem necessidade de ferramentas auxiliares">
              <text:p>O filtro gera relatórios de forma nativa, sem necessidade de ferramentas auxiliares</text:p>
            </table:table-cell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3" office:value-type="string" office:value="Resultado dos testes de bypass realizado no filtro de conteúdo ">
              <text:p>Resultado dos testes de bypass realizado no filtro de conteúdo </text:p>
            </table:table-cell>
            <table:table-cell table:style-name="ce3" office:value-type="string" office:value="Detecção de vulnerabilidades superior ou igual á 4 falhas">
              <text:p>Detecção de vulnerabilidades superior ou igual á 4 falhas</text:p>
            </table:table-cell>
            <table:table-cell table:style-name="ce3" office:value-type="string" office:value="Detecção de vulnerabilidades entre 2 á 3 falhas">
              <text:p>Detecção de vulnerabilidades entre 2 á 3 falhas</text:p>
            </table:table-cell>
            <table:table-cell table:style-name="ce3" office:value-type="string" office:value="Detecção de vulnerabilidades igual ou inferior á 1 falha">
              <text:p>Detecção de vulnerabilidades igual ou inferior á 1 falha</text:p>
            </table:table-cell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2" office:value-type="string" office:value="Analisa a existência de usabilidade necessaria para os usuários do filtro de conteúdo">
            <text:p>Analisa a existência de usabilidade necessaria para os usuários do filtro de conteúdo</text:p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  <table:table-cell table:style-name="ce2" office:value-type="string" office:value="">
            <text:p/>
          </table:table-cell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3" office:value-type="string" office:value="Referentes a facilidade de instalação e configuração">
              <text:p>Referentes a facilidade de instalação e configuração</text:p>
            </table:table-cell>
            <table:table-cell table:style-name="ce3" office:value-type="string" office:value="Configuração e instalação complicada e bastante complexa">
              <text:p>Configuração e instalação complicada e bastante complexa</text:p>
            </table:table-cell>
            <table:table-cell table:style-name="ce3" office:value-type="string" office:value="Configuração relativamente fácil, mas com algumas etapas com nível de complexidade maior">
              <text:p>Configuração relativamente fácil, mas com algumas etapas com nível de complexidade maior</text:p>
            </table:table-cell>
            <table:table-cell table:style-name="ce3" office:value-type="string" office:value="A ferramenta é de facil instalação e configuração">
              <text:p>A ferramenta é de facil instalação e configuração</text:p>
            </table:table-cell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3" office:value-type="string" office:value="Trata da abrangência de idiomas ofertada">
              <text:p>Trata da abrangência de idiomas ofertada</text:p>
            </table:table-cell>
            <table:table-cell table:style-name="ce3" office:value-type="string" office:value="Suporte a somente um idioma">
              <text:p>Suporte a somente um idioma</text:p>
            </table:table-cell>
            <table:table-cell table:style-name="ce3" office:value-type="string" office:value="Suporte a alguns idiomas, excluindo o português">
              <text:p>Suporte a alguns idiomas, excluindo o português</text:p>
            </table:table-cell>
            <table:table-cell table:style-name="ce3" office:value-type="string" office:value="Suporte a alguns ou vários idiomas incluindo o português">
              <text:p>Suporte a alguns ou vários idiomas incluindo o português</text:p>
            </table:table-cell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3" office:value-type="string" office:value="Verifica a existência de página com informações detalhadas sobre o bloqueio para os usuários.">
              <text:p>Verifica a existência de página com informações detalhadas sobre o bloqueio para os usuários.</text:p>
            </table:table-cell>
            <table:table-cell table:style-name="ce3" office:value-type="string" office:value="Não há página de bloqueio">
              <text:p>Não há página de bloqueio</text:p>
            </table:table-cell>
            <table:table-cell table:style-name="ce3" office:value-type="string" office:value="A página de bloqueio existe, mas as informações exibidas são vagas ou não detalhadas.">
              <text:p>A página de bloqueio existe, mas as informações exibidas são vagas ou não detalhadas.</text:p>
            </table:table-cell>
            <table:table-cell table:style-name="ce3" office:value-type="string" office:value="A página de bloqueio existe e exibe informações detalhadas sobre bloqueio">
              <text:p>A página de bloqueio existe e exibe informações detalhadas sobre bloqueio</text:p>
            </table:table-cell>
          </table:table-row>
        </table:table-row-group>
      </table:table>
      <table:table table:name="C-ICAP " table:style-name="ta1" table:print="false" table:protected="true">
        <table:table-protection table:select-protected-cells="true" table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Evaluation of C-ICAP 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Application</text:p>
          </table:table-cell>
          <table:table-cell table:style-name="ce8" office:value-type="string">
            <text:p>C-ICAP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Release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License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Website</text:p>
          </table:table-cell>
          <table:table-cell table:style-name="ce8" office:value-type="string">
            <text:p>http://c-icap.sourceforge.net/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Description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Authors</text:p>
          </table:table-cell>
          <table:table-cell table:style-name="ce8" office:value-type="string">
            <text:p>Viviane Alves (vivianeaspx@gmail.com)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Creation date</text:p>
          </table:table-cell>
          <table:table-cell table:style-name="ce8" office:value-type="string">
            <text:p>2018-12-23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Validation date</text:p>
          </table:table-cell>
          <table:table-cell table:style-name="ce8" office:value-type="string">
            <text:p>2019-01-01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1" office:value-type="string">
            <text:p>Comment</text:p>
          </table:table-cell>
          <table:table-cell table:style-name="ce12" office:value-type="string">
            <text:p>Score</text:p>
          </table:table-cell>
          <table:table-cell table:style-name="ce12" office:value-type="string">
            <text:p>Weight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75" table:formula="oooc:=IF(([.D16]+[.D21]+[.D26]+[.D31])=0;0;([.C16]*[.D16]+[.C21]*[.D21]+[.C26]*[.D26]+[.C31]*[.D31])/([.D16]+[.D21]+[.D26]+[.D31]))">
            <text:p>0.75</text:p>
          </table:table-cell>
          <table:table-cell table:style-name="ce5" table:formula="oooc:=['Synthesis'.B8]"/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 table:formula="oooc:=IF(([.D17]+[.D18]+[.D19]+[.D20])=0;0;([.C17]*[.D17]+[.C18]*[.D18]+[.C19]*[.D19]+[.C20]*[.D20])/([.D17]+[.D18]+[.D19]+[.D20]))">
              <text:p>1</text:p>
            </table:table-cell>
            <table:table-cell table:style-name="ce6" table:formula="oooc:=['Synthesis'.B9]"/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office:value-type="string" office:value="O mais provavel é que o projeto tenha sido criado no ano de 2004, pois é o ano onde existe a primeira implementação da ferramenta no site do projeto.">
                <text:p>O mais provavel é que o projeto tenha sido criado no ano de 2004, pois é o ano onde existe a primeira implementação da ferramenta no site do projeto.</text:p>
              </table:table-cell>
              <table:table-cell office:value-type="float" office:value="2">
                <text:p>2</text:p>
              </table:table-cell>
              <table:table-cell table:formula="oooc:=['Synthesis'.B10]"/>
            </table:table-row>
            <table:table-row table:style-name="ro1">
              <table:table-cell office:value-type="string" office:value="History">
                <text:p>History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1]"/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office:value-type="string" office:value="O desenvolvedor do projeto se chama Tsantilas Christos">
                <text:p>O desenvolvedor do projeto se chama Tsantilas Christos</text:p>
              </table:table-cell>
              <table:table-cell office:value-type="float" office:value="0">
                <text:p>0</text:p>
              </table:table-cell>
              <table:table-cell table:formula="oooc:=['Synthesis'.B12]"/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office:value-type="string" office:value="Uso detectavel principalmente nos foruns de firewall:  Pfsense, Opensense e Endian.">
                <text:p>Uso detectavel principalmente nos foruns de firewall:  Pfsense, Opensense e Endian.</text:p>
              </table:table-cell>
              <table:table-cell office:value-type="float" office:value="1">
                <text:p>1</text:p>
              </table:table-cell>
              <table:table-cell table:formula="oooc:=['Synthesis'.B13]"/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75" table:formula="oooc:=IF(([.D22]+[.D23]+[.D24]+[.D25])=0;0;([.C22]*[.D22]+[.C23]*[.D23]+[.C24]*[.D24]+[.C25]*[.D25])/([.D22]+[.D23]+[.D24]+[.D25]))">
              <text:p>0.75</text:p>
            </table:table-cell>
            <table:table-cell table:style-name="ce6" table:formula="oooc:=['Synthesis'.B14]"/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15]"/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6]"/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17]"/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office:value-type="string" office:value="O desenvolvedor chega a lançar uma média de duas versões do software por ano">
                <text:p>O desenvolvedor chega a lançar uma média de duas versões do software por ano</text:p>
              </table:table-cell>
              <table:table-cell office:value-type="float" office:value="2">
                <text:p>2</text:p>
              </table:table-cell>
              <table:table-cell table:formula="oooc:=['Synthesis'.B18]"/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 table:formula="oooc:=IF(([.D27]+[.D28]+[.D29]+[.D30])=0;0;([.C27]*[.D27]+[.C28]*[.D28]+[.C29]*[.D29]+[.C30]*[.D30])/([.D27]+[.D28]+[.D29]+[.D30]))">
              <text:p>1</text:p>
            </table:table-cell>
            <table:table-cell table:style-name="ce6" table:formula="oooc:=['Synthesis'.B19]"/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0]"/>
            </table:table-row>
            <table:table-row table:style-name="ro1">
              <table:table-cell office:value-type="string" office:value="Roadmap">
                <text:p>Roadmap</text:p>
              </table:table-cell>
              <table:table-cell office:value-type="string" office:value="Há roteiro, mas não é detalhado">
                <text:p>Há roteiro, mas não é detalhado</text:p>
              </table:table-cell>
              <table:table-cell office:value-type="float" office:value="1">
                <text:p>1</text:p>
              </table:table-cell>
              <table:table-cell table:formula="oooc:=['Synthesis'.B21]"/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22]"/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office:value-type="string" office:value="">
                <text:p/>
              </table:table-cell>
              <table:table-cell office:value-type="float" office:value="2">
                <text:p>2</text:p>
              </table:table-cell>
              <table:table-cell table:formula="oooc:=['Synthesis'.B23]"/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25" table:formula="oooc:=IF(([.D32]+[.D33]+[.D34]+[.D35])=0;0;([.C32]*[.D32]+[.C33]*[.D33]+[.C34]*[.D34]+[.C35]*[.D35])/([.D32]+[.D33]+[.D34]+[.D35]))">
              <text:p>0.25</text:p>
            </table:table-cell>
            <table:table-cell table:style-name="ce6" table:formula="oooc:=['Synthesis'.B24]"/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5]"/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office:value-type="string" office:value="Documentação completa, porem restrita ao inglês">
                <text:p>Documentação completa, porem restrita ao inglês</text:p>
              </table:table-cell>
              <table:table-cell office:value-type="float" office:value="1">
                <text:p>1</text:p>
              </table:table-cell>
              <table:table-cell table:formula="oooc:=['Synthesis'.B26]"/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7]"/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office:value-type="string" office:value="O autor do projeto deixa claro que qualquer pessoa pode acessar o código-fonte, usa-lo e extender o icap server.">
                <text:p>O autor do projeto deixa claro que qualquer pessoa pode acessar o código-fonte, usa-lo e extender o icap server.</text:p>
              </table:table-cell>
              <table:table-cell office:value-type="float" office:value="0">
                <text:p>0</text:p>
              </table:table-cell>
              <table:table-cell table:formula="oooc:=['Synthesis'.B28]"/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5" table:formula="oooc:=IF(([.D37]+[.D38]+[.D39]+[.D40]+[.D41]+[.D42])=0;0;([.C37]*[.D37]+[.C38]*[.D38]+[.C39]*[.D39]+[.C40]*[.D40]+[.C41]*[.D41]+[.C42]*[.D42])/([.D37]+[.D38]+[.D39]+[.D40]+[.D41]+[.D42]))">
            <text:p>1.5</text:p>
          </table:table-cell>
          <table:table-cell table:style-name="ce5" table:formula="oooc:=['Synthesis'.B29]"/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3" office:value-type="string" office:value="Pode ser instalado no pfsense, opensense e em qualquer distribuição baseada em UNIX">
              <text:p>Pode ser instalado no pfsense, opensense e em qualquer distribuição baseada em UNIX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0]"/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1]"/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3" office:value-type="string" office:value="Só bloqueia agentes de aplicativos, mas não protocolos.">
              <text:p>Só bloqueia agentes de aplicativos, mas não protocolos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2]"/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3" office:value-type="string" office:value="Blacklists, URL e IP's">
              <text:p>Blacklists, URL e IP'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3]"/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3" office:value-type="string" office:value="Local, LDAP, NTLM e Radius.">
              <text:p>Local, LDAP, NTLM e Radius.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4]"/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3" office:value-type="string" office:value="Lista de plugins, módulos e servicos se encontra na página oficial do projeto no sourceforge: http://c-icap.sourceforge.net/software.html">
              <text:p>Lista de plugins, módulos e servicos se encontra na página oficial do projeto no sourceforge: http://c-icap.sourceforge.net/software.html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5]"/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67" table:formula="oooc:=IF(([.D44]+[.D45]+[.D46])=0;0;([.C44]*[.D44]+[.C45]*[.D45]+[.C46]*[.D46])/([.D44]+[.D45]+[.D46]))">
            <text:p>1.67</text:p>
          </table:table-cell>
          <table:table-cell table:style-name="ce5" table:formula="oooc:=['Synthesis'.B36]"/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3" office:value-type="string" office:value="IP, URLs e Domínios">
              <text:p>IP, URLs e Domínio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7]"/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3" office:value-type="string" office:value="Porem, não tem suporte a blacklists externas">
              <text:p>Porem, não tem suporte a blacklists externas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8]"/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9]"/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67" table:formula="oooc:=IF(([.D48]+[.D49]+[.D50])=0;0;([.C48]*[.D48]+[.C49]*[.D49]+[.C50]*[.D50])/([.D48]+[.D49]+[.D50]))">
            <text:p>0.67</text:p>
          </table:table-cell>
          <table:table-cell table:style-name="ce5" table:formula="oooc:=['Synthesis'.B40]"/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3" office:value-type="string" office:value="Os logs do filtro são geados pelo proxy.">
              <text:p>Os logs do filtro são geados pelo proxy.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41]"/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3" office:value-type="string" office:value="Ele gera relatórios usando o Sarj, que já vem instalado por padrão no endian.">
              <text:p>Ele gera relatórios usando o Sarj, que já vem instalado por padrão no endian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2]"/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3" office:value-type="string" office:value="3 vulnerabilidades">
              <text:p>3 vulnerabilidade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3]"/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2" table:formula="oooc:=IF(([.D52]+[.D53]+[.D54])=0;0;([.C52]*[.D52]+[.C53]*[.D53]+[.C54]*[.D54])/([.D52]+[.D53]+[.D54]))">
            <text:p>2</text:p>
          </table:table-cell>
          <table:table-cell table:style-name="ce5" table:formula="oooc:=['Synthesis'.B44]"/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3" office:value-type="string" office:value="O software já vem instalado o endian firewall desde a versão 3.x">
              <text:p>O software já vem instalado o endian firewall desde a versão 3.x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5]"/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6]"/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7]"/>
          </table:table-row>
        </table:table-row-group>
      </table:table>
      <table:table table:name="E2Guardian 5" table:style-name="ta1" table:print="false" table:protected="true">
        <table:table-protection table:select-protected-cells="true" table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Evaluation of E2Guardian 5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Application</text:p>
          </table:table-cell>
          <table:table-cell table:style-name="ce8" office:value-type="string">
            <text:p>E2Guardian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Release</text:p>
          </table:table-cell>
          <table:table-cell table:style-name="ce8" office:value-type="string">
            <text:p>5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License</text:p>
          </table:table-cell>
          <table:table-cell table:style-name="ce8" office:value-type="string">
            <text:p>GNU GPL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Website</text:p>
          </table:table-cell>
          <table:table-cell table:style-name="ce8" office:value-type="string">
            <text:p>http://e2guardian.org/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Description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Authors</text:p>
          </table:table-cell>
          <table:table-cell table:style-name="ce8" office:value-type="string">
            <text:p>Viviane Alves (vivianeaspx@gmail.com)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Creation date</text:p>
          </table:table-cell>
          <table:table-cell table:style-name="ce8" office:value-type="string">
            <text:p>2018-12-23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Validation date</text:p>
          </table:table-cell>
          <table:table-cell table:style-name="ce8" office:value-type="string">
            <text:p>2019-01-01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1" office:value-type="string">
            <text:p>Comment</text:p>
          </table:table-cell>
          <table:table-cell table:style-name="ce12" office:value-type="string">
            <text:p>Score</text:p>
          </table:table-cell>
          <table:table-cell table:style-name="ce12" office:value-type="string">
            <text:p>Weight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94" table:formula="oooc:=IF(([.D16]+[.D21]+[.D26]+[.D31])=0;0;([.C16]*[.D16]+[.C21]*[.D21]+[.C26]*[.D26]+[.C31]*[.D31])/([.D16]+[.D21]+[.D26]+[.D31]))">
            <text:p>0.94</text:p>
          </table:table-cell>
          <table:table-cell table:style-name="ce5" table:formula="oooc:=['Synthesis'.B8]"/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.5" table:formula="oooc:=IF(([.D17]+[.D18]+[.D19]+[.D20])=0;0;([.C17]*[.D17]+[.C18]*[.D18]+[.C19]*[.D19]+[.C20]*[.D20])/([.D17]+[.D18]+[.D19]+[.D20]))">
              <text:p>1.5</text:p>
            </table:table-cell>
            <table:table-cell table:style-name="ce6" table:formula="oooc:=['Synthesis'.B9]"/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office:value-type="string" office:value="O projeto foi criado em 2013.">
                <text:p>O projeto foi criado em 2013.</text:p>
              </table:table-cell>
              <table:table-cell office:value-type="float" office:value="2">
                <text:p>2</text:p>
              </table:table-cell>
              <table:table-cell table:formula="oooc:=['Synthesis'.B10]"/>
            </table:table-row>
            <table:table-row table:style-name="ro1">
              <table:table-cell office:value-type="string" office:value="History">
                <text:p>History</text:p>
              </table:table-cell>
              <table:table-cell office:value-type="string" office:value="Até janeiro de 2019, 99,16% dos bugs relatados na página oficial no github foram corrigidos.">
                <text:p>Até janeiro de 2019, 99,16% dos bugs relatados na página oficial no github foram corrigidos.</text:p>
              </table:table-cell>
              <table:table-cell office:value-type="float" office:value="2">
                <text:p>2</text:p>
              </table:table-cell>
              <table:table-cell table:formula="oooc:=['Synthesis'.B11]"/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office:value-type="string" office:value="Não há equipe desenvolvimento fixa, porém há bastantes contribuidores no github, que podem ser rankeados na página do software pelo número de commits no projeto.">
                <text:p>Não há equipe desenvolvimento fixa, porém há bastantes contribuidores no github, que podem ser rankeados na página do software pelo número de commits no projeto.</text:p>
              </table:table-cell>
              <table:table-cell office:value-type="float" office:value="1">
                <text:p>1</text:p>
              </table:table-cell>
              <table:table-cell table:formula="oooc:=['Synthesis'.B12]"/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office:value-type="string" office:value="Apesar de ser facil detectar os usuarios da ferramenta através dos foruns de discursão e github, o software não tem muitas referências de uso, e poucos tutoriais ensinando a configura-lo.">
                <text:p>Apesar de ser facil detectar os usuarios da ferramenta através dos foruns de discursão e github, o software não tem muitas referências de uso, e poucos tutoriais ensinando a configura-lo.</text:p>
              </table:table-cell>
              <table:table-cell office:value-type="float" office:value="1">
                <text:p>1</text:p>
              </table:table-cell>
              <table:table-cell table:formula="oooc:=['Synthesis'.B13]"/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.25" table:formula="oooc:=IF(([.D22]+[.D23]+[.D24]+[.D25])=0;0;([.C22]*[.D22]+[.C23]*[.D23]+[.C24]*[.D24]+[.C25]*[.D25])/([.D22]+[.D23]+[.D24]+[.D25]))">
              <text:p>1.25</text:p>
            </table:table-cell>
            <table:table-cell table:style-name="ce6" table:formula="oooc:=['Synthesis'.B14]"/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office:value-type="string" office:value="Possui forum ativo, as perguntas geralmente são respondidas por outros usuarios  ou por um dos desenvolvedores (FredB).">
                <text:p>Possui forum ativo, as perguntas geralmente são respondidas por outros usuarios  ou por um dos desenvolvedores (FredB).</text:p>
              </table:table-cell>
              <table:table-cell office:value-type="float" office:value="1">
                <text:p>1</text:p>
              </table:table-cell>
              <table:table-cell table:formula="oooc:=['Synthesis'.B15]"/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6]"/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7]"/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office:value-type="string" office:value="">
                <text:p/>
              </table:table-cell>
              <table:table-cell office:value-type="float" office:value="2">
                <text:p>2</text:p>
              </table:table-cell>
              <table:table-cell table:formula="oooc:=['Synthesis'.B18]"/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5" table:formula="oooc:=IF(([.D27]+[.D28]+[.D29]+[.D30])=0;0;([.C27]*[.D27]+[.C28]*[.D28]+[.C29]*[.D29]+[.C30]*[.D30])/([.D27]+[.D28]+[.D29]+[.D30]))">
              <text:p>0.5</text:p>
            </table:table-cell>
            <table:table-cell table:style-name="ce6" table:formula="oooc:=['Synthesis'.B19]"/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office:value-type="string" office:value="Frederic Bourgeois, E2BN Protex Ltd, empresa comercial que trabalha com desenvolvimento de softwares de segurança proprietários.">
                <text:p>Frederic Bourgeois, E2BN Protex Ltd, empresa comercial que trabalha com desenvolvimento de softwares de segurança proprietários.</text:p>
              </table:table-cell>
              <table:table-cell office:value-type="float" office:value="0">
                <text:p>0</text:p>
              </table:table-cell>
              <table:table-cell table:formula="oooc:=['Synthesis'.B20]"/>
            </table:table-row>
            <table:table-row table:style-name="ro1">
              <table:table-cell office:value-type="string" office:value="Roadmap">
                <text:p>Roadmap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1]"/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2]"/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office:value-type="string" office:value="E2Guardian é um software livre; você pode redistribuí-lo e / ou modificá-lo sob os termos da GNU General Public License versão 2, conforme publicado pela Free Software Foundation.">
                <text:p>E2Guardian é um software livre; você pode redistribuí-lo e / ou modificá-lo sob os termos da GNU General Public License versão 2, conforme publicado pela Free Software Foundation.</text:p>
              </table:table-cell>
              <table:table-cell office:value-type="float" office:value="2">
                <text:p>2</text:p>
              </table:table-cell>
              <table:table-cell table:formula="oooc:=['Synthesis'.B23]"/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5" table:formula="oooc:=IF(([.D32]+[.D33]+[.D34]+[.D35])=0;0;([.C32]*[.D32]+[.C33]*[.D33]+[.C34]*[.D34]+[.C35]*[.D35])/([.D32]+[.D33]+[.D34]+[.D35]))">
              <text:p>0.5</text:p>
            </table:table-cell>
            <table:table-cell table:style-name="ce6" table:formula="oooc:=['Synthesis'.B24]"/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5]"/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office:value-type="string" office:value="Alguns documentos nativos, bem como documentos mais antigos para o DansGuardian, ainda são aplicáveis ​​ao fork.&#10;&#10;e.g.&#10;https://github.com/e2guardian/e2guardian/wiki &#10;https://github.com/e2guardian/e2guardian/wiki/Installation &#10;https://github.com/e2guardian/e2guardian/wiki/Configuration &#10;http://contentfilter.futuragts.com/wiki/doku.php?id=Main%20Index&#10;&#10;- Darren S &#10;Retirado do Forum Oficial em 12 jan 2019">
                <text:p>Alguns documentos nativos, bem como documentos mais antigos para o DansGuardian, ainda são aplicáveis ​​ao fork.

e.g.
https://github.com/e2guardian/e2guardian/wiki 
https://github.com/e2guardian/e2guardian/wiki/Installation 
https://github.com/e2guardian/e2guardian/wiki/Configuration 
http://contentfilter.futuragts.com/wiki/doku.php?id=Main%20Index

- Darren S 
Retirado do Forum Oficial em 12 jan 2019</text:p>
              </table:table-cell>
              <table:table-cell office:value-type="float" office:value="1">
                <text:p>1</text:p>
              </table:table-cell>
              <table:table-cell table:formula="oooc:=['Synthesis'.B26]"/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7]"/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office:value-type="string" office:value="Modificação de códigos atraves de forks e commits no github.">
                <text:p>Modificação de códigos atraves de forks e commits no github.</text:p>
              </table:table-cell>
              <table:table-cell office:value-type="float" office:value="1">
                <text:p>1</text:p>
              </table:table-cell>
              <table:table-cell table:formula="oooc:=['Synthesis'.B28]"/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33" table:formula="oooc:=IF(([.D37]+[.D38]+[.D39]+[.D40]+[.D41]+[.D42])=0;0;([.C37]*[.D37]+[.C38]*[.D38]+[.C39]*[.D39]+[.C40]*[.D40]+[.C41]*[.D41]+[.C42]*[.D42])/([.D37]+[.D38]+[.D39]+[.D40]+[.D41]+[.D42]))">
            <text:p>1.33</text:p>
          </table:table-cell>
          <table:table-cell table:style-name="ce5" table:formula="oooc:=['Synthesis'.B29]"/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3" office:value-type="string" office:value="Pode ser instalado em varias versões linux(Ubuntu, Slackware, Pfsense entre outras ), podendo ou não ser utilizada juntamente com um proxy.">
              <text:p>Pode ser instalado em varias versões linux(Ubuntu, Slackware, Pfsense entre outras ), podendo ou não ser utilizada juntamente com um proxy.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0]"/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3" office:value-type="string" office:value="pesquisar sobre https://www.linux.com/learn/filter-content-your-home-network-e2guardian">
              <text:p>pesquisar sobre https://www.linux.com/learn/filter-content-your-home-network-e2guardian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31]"/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32]"/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3" office:value-type="string" office:value="E2Guardian oferece bloqueio por: expressões regulares, analise de conteudo do corpo e cabeçalho de páginas, deep url scanning que permite bloqueio de imagens, extensões, frases, Naughtiness limit e etc.">
              <text:p>E2Guardian oferece bloqueio por: expressões regulares, analise de conteudo do corpo e cabeçalho de páginas, deep url scanning que permite bloqueio de imagens, extensões, frases, Naughtiness limit e etc.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3]"/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3" office:value-type="string" office:value="Existem ao todo 7 métodos de autenticação: NTLM, Digest, Basic, IP, DNS, LDAP, ">
              <text:p>Existem ao todo 7 métodos de autenticação: NTLM, Digest, Basic, IP, DNS, LDAP, 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4]"/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3" office:value-type="string" office:value="Segundo a wiki disponivel na página do projeto no github , o e2guardian possui integração com squid, tiny proxy, oops ou qualquer outro proxy, porém pela escassez de documentação e tutoriais, a integração pode ser considerada obscura e/ou dificultosa.&#10;há um plugin disponivel proprietário que auxilia na autenticação: userauth">
              <text:p>Segundo a wiki disponivel na página do projeto no github , o e2guardian possui integração com squid, tiny proxy, oops ou qualquer outro proxy, porém pela escassez de documentação e tutoriais, a integração pode ser considerada obscura e/ou dificultosa.
há um plugin disponivel proprietário que auxilia na autenticação: userauth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5]"/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67" table:formula="oooc:=IF(([.D44]+[.D45]+[.D46])=0;0;([.C44]*[.D44]+[.C45]*[.D45]+[.C46]*[.D46])/([.D44]+[.D45]+[.D46]))">
            <text:p>1.67</text:p>
          </table:table-cell>
          <table:table-cell table:style-name="ce5" table:formula="oooc:=['Synthesis'.B36]"/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3" office:value-type="string" office:value="Escanemento profundo de urls, regex, naugthless, analise de frases, e etc..">
              <text:p>Escanemento profundo de urls, regex, naugthless, analise de frases, e etc..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7]"/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8]"/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9]"/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2" office:value-type="string" office:value="">
            <text:p/>
          </table:table-cell>
          <table:table-cell table:style-name="ce5" office:value-type="float" office:value="1" table:formula="oooc:=IF(([.D48]+[.D49]+[.D50])=0;0;([.C48]*[.D48]+[.C49]*[.D49]+[.C50]*[.D50])/([.D48]+[.D49]+[.D50]))">
            <text:p>1</text:p>
          </table:table-cell>
          <table:table-cell table:style-name="ce5" table:formula="oooc:=['Synthesis'.B40]"/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3" office:value-type="string" office:value="Na opção realtime do e2guardian é possivel ver os ip´s de destino, o usuario logado, horario de acesso e status de bloqueio, porém apresentação das informações se limitam as essas funções citadas.">
              <text:p>Na opção realtime do e2guardian é possivel ver os ip´s de destino, o usuario logado, horario de acesso e status de bloqueio, porém apresentação das informações se limitam as essas funções citadas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1]"/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3" office:value-type="string" office:value="Segundo perguntas forum da netgate, disponivel no link: https://forum.netgate.com/topic/130802/relatorio-de-acesso-e2guardian/6&#10;Só é possive gerar relatórios do e2guardian usando lightsquid com este patch e os logs do e2guardian no formato squid">
              <text:p>Segundo perguntas forum da netgate, disponivel no link: https://forum.netgate.com/topic/130802/relatorio-de-acesso-e2guardian/6
Só é possive gerar relatórios do e2guardian usando lightsquid com este patch e os logs do e2guardian no formato squid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2]"/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3" office:value-type="string" office:value="2 vulnerabilidades detectadas no teste.">
              <text:p>2 vulnerabilidades detectadas no teste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3]"/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" table:formula="oooc:=IF(([.D52]+[.D53]+[.D54])=0;0;([.C52]*[.D52]+[.C53]*[.D53]+[.C54]*[.D54])/([.D52]+[.D53]+[.D54]))">
            <text:p>1</text:p>
          </table:table-cell>
          <table:table-cell table:style-name="ce5" table:formula="oooc:=['Synthesis'.B44]"/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3" office:value-type="string" office:value="Para uso sem proxy e com autenticação via IP o e2guardian se torna de facil configuração, porém se necessário uso de metodo de autenticação diferente do já citado anteriormente, a configuração se torna mais complexa.">
              <text:p>Para uso sem proxy e com autenticação via IP o e2guardian se torna de facil configuração, porém se necessário uso de metodo de autenticação diferente do já citado anteriormente, a configuração se torna mais complexa.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5]"/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3" office:value-type="string" office:value="Há suporte apenas para o idioma inglês">
              <text:p>Há suporte apenas para o idioma inglês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46]"/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7]"/>
          </table:table-row>
        </table:table-row-group>
      </table:table>
      <table:table table:name="SquidGuard 1.4" table:style-name="ta1" table:print="false" table:protected="true">
        <table:table-protection table:select-protected-cells="true" table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5" office:value-type="string">
            <text:p>Community-based QSOS analysis</text:p>
          </table:table-cell>
        </table:table-row>
        <table:table-row table:style-name="ro1">
          <table:table-cell table:style-name="ce14" office:value-type="string">
            <text:p>Filtros de Conteúdo</text:p>
          </table:table-cell>
        </table:table-row>
        <table:table-row table:style-name="ro1">
          <table:table-cell table:style-name="ce13" office:value-type="string">
            <text:p>Evaluation of SquidGuard 1.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Application</text:p>
          </table:table-cell>
          <table:table-cell table:style-name="ce8" office:value-type="string">
            <text:p>SquidGuard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Release</text:p>
          </table:table-cell>
          <table:table-cell table:style-name="ce8" office:value-type="string">
            <text:p>1.4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License</text:p>
          </table:table-cell>
          <table:table-cell table:style-name="ce8" office:value-type="string">
            <text:p>GNU GPL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Website</text:p>
          </table:table-cell>
          <table:table-cell table:style-name="ce8" office:value-type="string">
            <text:p>http://www.squidguard.org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Description</text:p>
          </table:table-cell>
          <table:table-cell table:style-name="ce8" office:value-type="string">
            <text:p/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Authors</text:p>
          </table:table-cell>
          <table:table-cell table:style-name="ce8" office:value-type="string">
            <text:p>Viviane Alves (vivianeaspx@gmail.com)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Creation date</text:p>
          </table:table-cell>
          <table:table-cell table:style-name="ce8" office:value-type="string">
            <text:p>2018-12-23</text:p>
          </table:table-cell>
          <table:table-cell table:style-name="ce10" table:number-columns-repeated="2"/>
        </table:table-row>
        <table:table-row table:style-name="ro1">
          <table:table-cell table:style-name="ce2" office:value-type="string">
            <text:p>Validation date</text:p>
          </table:table-cell>
          <table:table-cell table:style-name="ce8" office:value-type="string">
            <text:p>2019-01-01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>
            <text:p>Criterion</text:p>
          </table:table-cell>
          <table:table-cell table:style-name="ce11" office:value-type="string">
            <text:p>Comment</text:p>
          </table:table-cell>
          <table:table-cell table:style-name="ce12" office:value-type="string">
            <text:p>Score</text:p>
          </table:table-cell>
          <table:table-cell table:style-name="ce12" office:value-type="string">
            <text:p>Weight</text:p>
          </table:table-cell>
        </table:table-row>
        <table:table-row table:style-name="ro1">
          <table:table-cell table:style-name="ce2" office:value-type="string" office:value="Maturity">
            <text:p>Maturity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75" table:formula="oooc:=IF(([.D16]+[.D21]+[.D26]+[.D31])=0;0;([.C16]*[.D16]+[.C21]*[.D21]+[.C26]*[.D26]+[.C31]*[.D31])/([.D16]+[.D21]+[.D26]+[.D31]))">
            <text:p>0.75</text:p>
          </table:table-cell>
          <table:table-cell table:style-name="ce5" table:formula="oooc:=['Synthesis'.B8]"/>
        </table:table-row>
        <table:table-row-group>
          <table:table-row table:style-name="ro1">
            <table:table-cell table:style-name="ce3" office:value-type="string" office:value="Legacy">
              <text:p>Legac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.25" table:formula="oooc:=IF(([.D17]+[.D18]+[.D19]+[.D20])=0;0;([.C17]*[.D17]+[.C18]*[.D18]+[.C19]*[.D19]+[.C20]*[.D20])/([.D17]+[.D18]+[.D19]+[.D20]))">
              <text:p>1.25</text:p>
            </table:table-cell>
            <table:table-cell table:style-name="ce6" table:formula="oooc:=['Synthesis'.B9]"/>
          </table:table-row>
          <table:table-row-group>
            <table:table-row table:style-name="ro1">
              <table:table-cell office:value-type="string" office:value="Age">
                <text:p>Age</text:p>
              </table:table-cell>
              <table:table-cell office:value-type="string" office:value="Provavelmente o projeto foi criado em 1999">
                <text:p>Provavelmente o projeto foi criado em 1999</text:p>
              </table:table-cell>
              <table:table-cell office:value-type="float" office:value="2">
                <text:p>2</text:p>
              </table:table-cell>
              <table:table-cell table:formula="oooc:=['Synthesis'.B10]"/>
            </table:table-row>
            <table:table-row table:style-name="ro1">
              <table:table-cell office:value-type="string" office:value="History">
                <text:p>History</text:p>
              </table:table-cell>
              <table:table-cell office:value-type="string" office:value="">
                <text:p/>
              </table:table-cell>
              <table:table-cell office:value-type="float" office:value="1">
                <text:p>1</text:p>
              </table:table-cell>
              <table:table-cell table:formula="oooc:=['Synthesis'.B11]"/>
            </table:table-row>
            <table:table-row table:style-name="ro1">
              <table:table-cell office:value-type="string" office:value="Core team">
                <text:p>Core team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12]"/>
            </table:table-row>
            <table:table-row table:style-name="ro1">
              <table:table-cell office:value-type="string" office:value="Popularity">
                <text:p>Popularity</text:p>
              </table:table-cell>
              <table:table-cell office:value-type="string" office:value="Muitos tutoriais diponiveis no buscador do google, quanto no youtube">
                <text:p>Muitos tutoriais diponiveis no buscador do google, quanto no youtube</text:p>
              </table:table-cell>
              <table:table-cell office:value-type="float" office:value="2">
                <text:p>2</text:p>
              </table:table-cell>
              <table:table-cell table:formula="oooc:=['Synthesis'.B13]"/>
            </table:table-row>
          </table:table-row-group>
          <table:table-row table:style-name="ro1">
            <table:table-cell table:style-name="ce3" office:value-type="string" office:value="Activity">
              <text:p>Activity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5" table:formula="oooc:=IF(([.D22]+[.D23]+[.D24]+[.D25])=0;0;([.C22]*[.D22]+[.C23]*[.D23]+[.C24]*[.D24]+[.C25]*[.D25])/([.D22]+[.D23]+[.D24]+[.D25]))">
              <text:p>0.5</text:p>
            </table:table-cell>
            <table:table-cell table:style-name="ce6" table:formula="oooc:=['Synthesis'.B14]"/>
          </table:table-row>
          <table:table-row-group>
            <table:table-row table:style-name="ro1">
              <table:table-cell office:value-type="string" office:value="Contributing community">
                <text:p>Contributing community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15]"/>
            </table:table-row>
            <table:table-row table:style-name="ro1">
              <table:table-cell office:value-type="string" office:value="Activity on bugs">
                <text:p>Activity on bugs</text:p>
              </table:table-cell>
              <table:table-cell office:value-type="string" office:value="Há existência de vários patchs de correção de bugs, porem o projeto parou de lançar novas versões sendo que a mais recente é uma beta da versão 1.5">
                <text:p>Há existência de vários patchs de correção de bugs, porem o projeto parou de lançar novas versões sendo que a mais recente é uma beta da versão 1.5</text:p>
              </table:table-cell>
              <table:table-cell office:value-type="float" office:value="1">
                <text:p>1</text:p>
              </table:table-cell>
              <table:table-cell table:formula="oooc:=['Synthesis'.B16]"/>
            </table:table-row>
            <table:table-row table:style-name="ro1">
              <table:table-cell office:value-type="string" office:value="Activity on features">
                <text:p>Activity on features</text:p>
              </table:table-cell>
              <table:table-cell office:value-type="string" office:value="A ultima adição de funcionalidade foi na beta da versão 1.5 na qual foi inserida a autenticação via MySQL">
                <text:p>A ultima adição de funcionalidade foi na beta da versão 1.5 na qual foi inserida a autenticação via MySQL</text:p>
              </table:table-cell>
              <table:table-cell office:value-type="float" office:value="0">
                <text:p>0</text:p>
              </table:table-cell>
              <table:table-cell table:formula="oooc:=['Synthesis'.B17]"/>
            </table:table-row>
            <table:table-row table:style-name="ro1">
              <table:table-cell office:value-type="string" office:value="Activity on releases/versions">
                <text:p>Activity on releases/versions</text:p>
              </table:table-cell>
              <table:table-cell office:value-type="string" office:value="Até 2015 havia atividades relacionadas a produção de releases e versões betas/alfas e patchs, atualmente o projeto sem encontra em situção desconhecida, não sendo lança nehuma atualização do software depois de 2015, Informações retiradas da página: http://www.squidguard.org/Downloads/">
                <text:p>Até 2015 havia atividades relacionadas a produção de releases e versões betas/alfas e patchs, atualmente o projeto sem encontra em situção desconhecida, não sendo lança nehuma atualização do software depois de 2015, Informações retiradas da página: http://www.squidguard.org/Downloads/</text:p>
              </table:table-cell>
              <table:table-cell office:value-type="float" office:value="1">
                <text:p>1</text:p>
              </table:table-cell>
              <table:table-cell table:formula="oooc:=['Synthesis'.B18]"/>
            </table:table-row>
          </table:table-row-group>
          <table:table-row table:style-name="ro1">
            <table:table-cell table:style-name="ce3" office:value-type="string" office:value="Governance">
              <text:p>Governance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 table:formula="oooc:=IF(([.D27]+[.D28]+[.D29]+[.D30])=0;0;([.C27]*[.D27]+[.C28]*[.D28]+[.C29]*[.D29]+[.C30]*[.D30])/([.D27]+[.D28]+[.D29]+[.D30]))">
              <text:p>1</text:p>
            </table:table-cell>
            <table:table-cell table:style-name="ce6" table:formula="oooc:=['Synthesis'.B19]"/>
          </table:table-row>
          <table:table-row-group>
            <table:table-row table:style-name="ro1">
              <table:table-cell office:value-type="string" office:value="Copyright owners">
                <text:p>Copyright owners</text:p>
              </table:table-cell>
              <table:table-cell office:value-type="string" office:value="A detentora dos direitos é a shalla security services KG, a mesma que mantem a blacklist shallalist">
                <text:p>A detentora dos direitos é a shalla security services KG, a mesma que mantem a blacklist shallalist</text:p>
              </table:table-cell>
              <table:table-cell office:value-type="float" office:value="2">
                <text:p>2</text:p>
              </table:table-cell>
              <table:table-cell table:formula="oooc:=['Synthesis'.B20]"/>
            </table:table-row>
            <table:table-row table:style-name="ro1">
              <table:table-cell office:value-type="string" office:value="Roadmap">
                <text:p>Roadmap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1]"/>
            </table:table-row>
            <table:table-row table:style-name="ro1">
              <table:table-cell office:value-type="string" office:value="Project management">
                <text:p>Project management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2]"/>
            </table:table-row>
            <table:table-row table:style-name="ro1">
              <table:table-cell office:value-type="string" office:value="Distribution mode">
                <text:p>Distribution mode</text:p>
              </table:table-cell>
              <table:table-cell office:value-type="string" office:value="">
                <text:p/>
              </table:table-cell>
              <table:table-cell office:value-type="float" office:value="2">
                <text:p>2</text:p>
              </table:table-cell>
              <table:table-cell table:formula="oooc:=['Synthesis'.B23]"/>
            </table:table-row>
          </table:table-row-group>
          <table:table-row table:style-name="ro1">
            <table:table-cell table:style-name="ce3" office:value-type="string" office:value="Industrialization">
              <text:p>Industrialization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.25" table:formula="oooc:=IF(([.D32]+[.D33]+[.D34]+[.D35])=0;0;([.C32]*[.D32]+[.C33]*[.D33]+[.C34]*[.D34]+[.C35]*[.D35])/([.D32]+[.D33]+[.D34]+[.D35]))">
              <text:p>0.25</text:p>
            </table:table-cell>
            <table:table-cell table:style-name="ce6" table:formula="oooc:=['Synthesis'.B24]"/>
          </table:table-row>
          <table:table-row-group>
            <table:table-row table:style-name="ro1">
              <table:table-cell office:value-type="string" office:value="Services">
                <text:p>Services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5]"/>
            </table:table-row>
            <table:table-row table:style-name="ro1">
              <table:table-cell office:value-type="string" office:value="Documentation">
                <text:p>Documentation</text:p>
              </table:table-cell>
              <table:table-cell office:value-type="string" office:value="Documentação em inglês">
                <text:p>Documentação em inglês</text:p>
              </table:table-cell>
              <table:table-cell office:value-type="float" office:value="1">
                <text:p>1</text:p>
              </table:table-cell>
              <table:table-cell table:formula="oooc:=['Synthesis'.B26]"/>
            </table:table-row>
            <table:table-row table:style-name="ro1">
              <table:table-cell office:value-type="string" office:value="Quality assurance">
                <text:p>Quality assurance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7]"/>
            </table:table-row>
            <table:table-row table:style-name="ro1">
              <table:table-cell office:value-type="string" office:value="Source code modification">
                <text:p>Source code modification</text:p>
              </table:table-cell>
              <table:table-cell office:value-type="string" office:value="">
                <text:p/>
              </table:table-cell>
              <table:table-cell office:value-type="float" office:value="0">
                <text:p>0</text:p>
              </table:table-cell>
              <table:table-cell table:formula="oooc:=['Synthesis'.B28]"/>
            </table:table-row>
          </table:table-row-group>
        </table:table-row-group>
        <table:table-row table:style-name="ro1">
          <table:table-cell table:style-name="ce2" office:value-type="string" office:value="Funcionalidade">
            <text:p>Funciona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5" table:formula="oooc:=IF(([.D37]+[.D38]+[.D39]+[.D40]+[.D41]+[.D42])=0;0;([.C37]*[.D37]+[.C38]*[.D38]+[.C39]*[.D39]+[.C40]*[.D40]+[.C41]*[.D41]+[.C42]*[.D42])/([.D37]+[.D38]+[.D39]+[.D40]+[.D41]+[.D42]))">
            <text:p>1.5</text:p>
          </table:table-cell>
          <table:table-cell table:style-name="ce5" table:formula="oooc:=['Synthesis'.B29]"/>
        </table:table-row>
        <table:table-row-group>
          <table:table-row table:style-name="ro1">
            <table:table-cell table:style-name="ce3" office:value-type="string" office:value="Compatibilidade">
              <text:p>Compatibilidade</text:p>
            </table:table-cell>
            <table:table-cell table:style-name="ce3" office:value-type="string" office:value="Gentoo, Solaris 2.8, OpenBSD, NetBSD e outros sistemas operacionais baseadas em UNIX">
              <text:p>Gentoo, Solaris 2.8, OpenBSD, NetBSD e outros sistemas operacionais baseadas em UNIX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0]"/>
          </table:table-row>
          <table:table-row table:style-name="ro1">
            <table:table-cell table:style-name="ce3" office:value-type="string" office:value="Restrição por horário">
              <text:p>Restrição por horári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1]"/>
          </table:table-row>
          <table:table-row table:style-name="ro1">
            <table:table-cell table:style-name="ce3" office:value-type="string" office:value="Restrição de uso e atividades de comunicação">
              <text:p>Restrição de uso e atividades de comunicaçã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32]"/>
          </table:table-row>
          <table:table-row table:style-name="ro1">
            <table:table-cell table:style-name="ce3" office:value-type="string" office:value="Customização de Filtragem">
              <text:p>Customização de Filtragem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3]"/>
          </table:table-row>
          <table:table-row table:style-name="ro1">
            <table:table-cell table:style-name="ce3" office:value-type="string" office:value="Autenticação de usuários e grupos">
              <text:p>Autenticação de usuários e grupos</text:p>
            </table:table-cell>
            <table:table-cell table:style-name="ce3" office:value-type="string" office:value="Local, LDAP, Radius, Captive Portal e Mysql (Disponivel na versão 1.5  do SquidGuard)">
              <text:p>Local, LDAP, Radius, Captive Portal e Mysql (Disponivel na versão 1.5  do SquidGuard)</text:p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4]"/>
          </table:table-row>
          <table:table-row table:style-name="ro1">
            <table:table-cell table:style-name="ce3" office:value-type="string" office:value="Integração com outras ferramentas">
              <text:p>Integração com outras ferramentas</text:p>
            </table:table-cell>
            <table:table-cell table:style-name="ce3" office:value-type="string" office:value="Pode ser usada apenas com o proxy squid">
              <text:p>Pode ser usada apenas com o proxy squid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5]"/>
          </table:table-row>
        </table:table-row-group>
        <table:table-row table:style-name="ro1">
          <table:table-cell table:style-name="ce2" office:value-type="string" office:value="Efetividade">
            <text:p>Efetiv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1.33" table:formula="oooc:=IF(([.D44]+[.D45]+[.D46])=0;0;([.C44]*[.D44]+[.C45]*[.D45]+[.C46]*[.D46])/([.D44]+[.D45]+[.D46]))">
            <text:p>1.33</text:p>
          </table:table-cell>
          <table:table-cell table:style-name="ce5" table:formula="oooc:=['Synthesis'.B36]"/>
        </table:table-row>
        <table:table-row-group>
          <table:table-row table:style-name="ro1">
            <table:table-cell table:style-name="ce3" office:value-type="string" office:value="Mecanismos de adequação a novos conteúdos da web">
              <text:p>Mecanismos de adequação a novos conteúdos da web</text:p>
            </table:table-cell>
            <table:table-cell table:style-name="ce3" office:value-type="string" office:value="IP, URL, Domains e Regular Expressions">
              <text:p>IP, URL, Domains e Regular Expression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7]"/>
          </table:table-row>
          <table:table-row table:style-name="ro1">
            <table:table-cell table:style-name="ce3" office:value-type="string" office:value="Manutenção de blacklists">
              <text:p>Manutenção de blacklist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38]"/>
          </table:table-row>
          <table:table-row table:style-name="ro1">
            <table:table-cell table:style-name="ce3" office:value-type="string" office:value="Bloqueio de links e frames dentro de páginas">
              <text:p>Bloqueio de links e frames dentro de páginas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39]"/>
          </table:table-row>
        </table:table-row-group>
        <table:table-row table:style-name="ro1">
          <table:table-cell table:style-name="ce2" office:value-type="string" office:value="Segurança">
            <text:p>Segurança</text:p>
          </table:table-cell>
          <table:table-cell table:style-name="ce2" office:value-type="string" office:value="">
            <text:p/>
          </table:table-cell>
          <table:table-cell table:style-name="ce5" office:value-type="float" office:value="1" table:formula="oooc:=IF(([.D48]+[.D49]+[.D50])=0;0;([.C48]*[.D48]+[.C49]*[.D49]+[.C50]*[.D50])/([.D48]+[.D49]+[.D50]))">
            <text:p>1</text:p>
          </table:table-cell>
          <table:table-cell table:style-name="ce5" table:formula="oooc:=['Synthesis'.B40]"/>
        </table:table-row>
        <table:table-row-group>
          <table:table-row table:style-name="ro1">
            <table:table-cell table:style-name="ce3" office:value-type="string" office:value="Monitoramento e logs em tempo real">
              <text:p>Monitoramento e logs em tempo real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1]"/>
          </table:table-row>
          <table:table-row table:style-name="ro1">
            <table:table-cell table:style-name="ce3" office:value-type="string" office:value="Geração de relatórios de acessos á rede">
              <text:p>Geração de relatórios de acessos á rede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2]"/>
          </table:table-row>
          <table:table-row table:style-name="ro1">
            <table:table-cell table:style-name="ce3" office:value-type="string" office:value="Teste de BYPASS dos filtros">
              <text:p>Teste de BYPASS dos filtros</text:p>
            </table:table-cell>
            <table:table-cell table:style-name="ce3" office:value-type="string" office:value=" 3 vulnerabilidades detectadas">
              <text:p> 3 vulnerabilidades detectadas</text:p>
            </table:table-cell>
            <table:table-cell table:style-name="ce6" office:value-type="float" office:value="1">
              <text:p>1</text:p>
            </table:table-cell>
            <table:table-cell table:style-name="ce6" table:formula="oooc:=['Synthesis'.B43]"/>
          </table:table-row>
        </table:table-row-group>
        <table:table-row table:style-name="ro1">
          <table:table-cell table:style-name="ce2" office:value-type="string" office:value="Usabilidade">
            <text:p>Usabilidade</text:p>
          </table:table-cell>
          <table:table-cell table:style-name="ce2" office:value-type="string" office:value="">
            <text:p/>
          </table:table-cell>
          <table:table-cell table:style-name="ce5" office:value-type="float" office:value="0.67" table:formula="oooc:=IF(([.D52]+[.D53]+[.D54])=0;0;([.C52]*[.D52]+[.C53]*[.D53]+[.C54]*[.D54])/([.D52]+[.D53]+[.D54]))">
            <text:p>0.67</text:p>
          </table:table-cell>
          <table:table-cell table:style-name="ce5" table:formula="oooc:=['Synthesis'.B44]"/>
        </table:table-row>
        <table:table-row-group>
          <table:table-row table:style-name="ro1">
            <table:table-cell table:style-name="ce3" office:value-type="string" office:value="Instalação e configuração">
              <text:p>Instalação e configuração</text:p>
            </table:table-cell>
            <table:table-cell table:style-name="ce3" office:value-type="string" office:value="">
              <text:p/>
            </table:table-cell>
            <table:table-cell table:style-name="ce6" office:value-type="float" office:value="2">
              <text:p>2</text:p>
            </table:table-cell>
            <table:table-cell table:style-name="ce6" table:formula="oooc:=['Synthesis'.B45]"/>
          </table:table-row>
          <table:table-row table:style-name="ro1">
            <table:table-cell table:style-name="ce3" office:value-type="string" office:value="Suporte á idiomas">
              <text:p>Suporte á idiomas</text:p>
            </table:table-cell>
            <table:table-cell table:style-name="ce3" office:value-type="string" office:value="Suporte apenas para o idioma inglês.">
              <text:p>Suporte apenas para o idioma inglês.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46]"/>
          </table:table-row>
          <table:table-row table:style-name="ro1">
            <table:table-cell table:style-name="ce3" office:value-type="string" office:value="Página de informações sobre bloqueio">
              <text:p>Página de informações sobre bloqueio</text:p>
            </table:table-cell>
            <table:table-cell table:style-name="ce3" office:value-type="string" office:value="Ao bloquear uma pagina o filtro exibe uma tela de erro que é um padrão do navegador usado.">
              <text:p>Ao bloquear uma pagina o filtro exibe uma tela de erro que é um padrão do navegador usado.</text:p>
            </table:table-cell>
            <table:table-cell table:style-name="ce6" office:value-type="float" office:value="0">
              <text:p>0</text:p>
            </table:table-cell>
            <table:table-cell table:style-name="ce6" table:formula="oooc:=['Synthesis'.B47]"/>
          </table:table-row>
        </table:table-row-group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1cm" fo:margin-bottom="1cm" fo:margin-left="1cm" fo:margin-right="1cm" style:writing-mode="lr-tb"/>
      <style:header-style>
        <style:header-footer-properties fo:min-height="2.251cm" fo:margin-left="0cm" fo:margin-right="0cm" fo:margin-bottom="0.25cm" fo:background-color="transparent">
          <style:background-image xlink:href="Pictures/10000201000000720000002C399507E4.png" xlink:type="simple" xlink:actuate="onLoad" style:position="top left" style:repeat="no-repeat"/>
        </style:header-footer-properties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style:region-center>
          <text:p><text:sheet-name>???</text:sheet-name></text:p>
        </style:region-center>
        <style:region-right>
          <text:p>http://www.qsos.org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4">24/05/2009</text:date>, <text:time>21:4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dc:title>QSOS</dc:title>
    <meta:creation-date>2009-05-24T21:44:32</meta:creation-date>
    <dc:date>2009-05-24T21:45:4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